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1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43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9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48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601">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0">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6">
      <style:text-properties fo:font-variant="normal" fo:text-transform="none" fo:color="#385723" style:text-line-through-type="none" style:text-line-through-style="none" style:text-line-through-width="auto" style:text-line-through-color="font-color" style:text-position="0% 100%" fo:font-family="Calibri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16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0">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5">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385723" style:text-line-through-type="none" style:text-line-through-style="none" style:text-line-through-width="auto" style:text-line-through-color="font-color" style:text-position="0% 100%" fo:font-family="Calibri "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4472c4"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0">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resentation" style:name="a1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689">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4472c4" style:text-line-through-type="none" style:text-line-through-style="none" style:text-line-through-width="auto" style:text-line-through-color="font-color" style:text-position="0% 100%" fo:font-family="Courier"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385723" style:text-line-through-type="none" style:text-line-through-style="none" style:text-line-through-width="auto" style:text-line-through-color="font-color" style:text-position="0% 100%" fo:font-family="Courier"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385723" style:text-line-through-type="none" style:text-line-through-style="none" style:text-line-through-width="auto" style:text-line-through-color="font-color" style:text-position="0% 100%" fo:font-family="Courier"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47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0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05">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336">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5">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6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4">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80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4472c4" style:text-line-through-type="none" style:text-line-through-style="none" style:text-line-through-width="auto" style:text-line-through-color="font-color" style:text-position="0% 100%" fo:font-family="Courier"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385723" style:text-line-through-type="none" style:text-line-through-style="none" style:text-line-through-width="auto" style:text-line-through-color="font-color" style:text-position="0% 100%" fo:font-family="Courier"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385723" style:text-line-through-type="none" style:text-line-through-style="none" style:text-line-through-width="auto" style:text-line-through-color="font-color" style:text-position="0% 100%" fo:font-family="Courier"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resentation" style:name="a1505">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83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86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4">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558">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1">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3">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5">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385723" style:text-line-through-type="none" style:text-line-through-style="none" style:text-line-through-width="auto" style:text-line-through-color="font-color" style:text-position="0% 100%" fo:font-family="Courier"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0">
      <style:text-properties fo:font-variant="normal" fo:text-transform="none" fo:color="#385723" style:text-line-through-type="none" style:text-line-through-style="none" style:text-line-through-width="auto" style:text-line-through-color="font-color" style:text-position="0% 100%" fo:font-family="Calibri "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03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c00000"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7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385723" style:text-line-through-type="none" style:text-line-through-style="none" style:text-line-through-width="auto" style:text-line-through-color="font-color" style:text-position="0% 100%" fo:font-family="Calibri "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3">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2">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385">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0">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7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511">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4472c4" style:text-line-through-type="none" style:text-line-through-style="none" style:text-line-through-width="auto" style:text-line-through-color="font-color" style:text-position="0% 100%" fo:font-family="Calibri" fo:font-size="0.41667in" style:font-size-asian="0.41667in" style:font-size-complex="0.41667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385723" style:text-line-through-type="none" style:text-line-through-style="none" style:text-line-through-width="auto" style:text-line-through-color="font-color" style:text-position="0% 100%" fo:font-family="Courier"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385723" style:text-line-through-type="none" style:text-line-through-style="none" style:text-line-through-width="auto" style:text-line-through-color="font-color" style:text-position="0% 100%" fo:font-family="Courier" fo:font-size="0.36111in" style:font-size-asian="0.36111in" style:font-size-complex="0.36111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385723" style:text-line-through-type="none" style:text-line-through-style="none" style:text-line-through-width="auto" style:text-line-through-color="font-color" style:text-position="0% 100%" fo:font-family="Courier"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ourier"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385723" style:text-line-through-type="none" style:text-line-through-style="none" style:text-line-through-width="auto" style:text-line-through-color="font-color" style:text-position="0% 100%" fo:font-family="Courier"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385723" style:text-line-through-type="none" style:text-line-through-style="none" style:text-line-through-width="auto" style:text-line-through-color="font-color" style:text-position="0% 100%" fo:font-family="Courier" fo:font-size="0.36111in" style:font-size-asian="0.36111in" style:font-size-complex="0.36111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385723" style:text-line-through-type="none" style:text-line-through-style="none" style:text-line-through-width="auto" style:text-line-through-color="font-color" style:text-position="0% 100%" fo:font-family="Courier"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385723" style:text-line-through-type="none" style:text-line-through-style="none" style:text-line-through-width="auto" style:text-line-through-color="font-color" style:text-position="0% 100%" fo:font-family="Courier"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ourier"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12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549">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paragraph" style:name="a5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0">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25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0">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3">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5">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4472c4"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8">
      <style:text-properties fo:font-variant="normal" fo:text-transform="none" fo:color="#4472c4"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385723"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2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9">
      <style:text-properties fo:font-variant="normal" fo:text-transform="none" fo:color="#385723" style:text-line-through-type="none" style:text-line-through-style="none" style:text-line-through-width="auto" style:text-line-through-color="font-color" style:text-position="0% 100%" fo:font-family="Couri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Verdana" style:font-family-asian="Verdana" style:font-family-complex="Verdana" style:font-family-generic="swiss" style:font-family-generic-asian="swiss" style:font-family-generic-complex="swiss" style:font-pitch="variable" style:font-pitch-asian="variable" style:font-pitch-complex="variable" fo:font-size="0.5in" style:font-size-asian="0.5in" style:font-size-complex="0.5in" fo:letter-spacing="0in" fo:language="is" fo:country="I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middle" draw:textarea-horizontal-align="left" draw:fill="solid" draw:fill-color="#5b9bd5" draw:opacity="100%" draw:stroke="solid" svg:stroke-width="0.01389in" svg:stroke-color="#41719c" svg:stroke-opacity="100%" draw:stroke-linejoin="miter" svg:stroke-linecap="butt" draw:auto-grow-width="false" draw:auto-grow-height="false" style:shrink-to-fit="true"/>
      <style:paragraph-properties style:font-independent-line-spacing="true" style:writing-mode="lr-tb"/>
    </style:style>
    <style:style style:family="text" style:name="a1297">
      <style:text-properties fo:font-variant="normal" fo:text-transform="none" fo:color="#4472c4" style:text-line-through-type="none" style:text-line-through-style="none" style:text-line-through-width="auto" style:text-line-through-color="font-color" style:text-position="0% 100%" fo:font-family="Calibri" fo:font-size="0.38889in" style:font-size-asian="0.38889in" style:font-size-complex="0.38889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4472c4" style:text-line-through-type="none" style:text-line-through-style="none" style:text-line-through-width="auto" style:text-line-through-color="font-color" style:text-position="0% 100%" fo:font-family="Courier"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33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0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10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43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554">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600">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065">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06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514">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563">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967">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61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0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1">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5">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476">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85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7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904">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907">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97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699">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74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746">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91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869">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80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9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64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03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31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43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68">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764">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48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767">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15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1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156">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81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200">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9">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887">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32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939">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32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371">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1393">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374">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377">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704">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1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77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16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94">
      <text:list-level-style-bullet text:level="1" text:bullet-char="§">
        <style:list-level-properties text:space-before="0in" text:min-label-width="0.5in"/>
        <style:text-properties fo:font-family="Wingdings" style:font-pitch="variable" fo:font-size="100%"/>
      </text:list-level-style-bullet>
      <text:list-level-style-bullet text:level="2" text:bullet-char="§">
        <style:list-level-properties text:space-before="0.5in" text:min-label-width="0.5in"/>
        <style:text-properties fo:font-family="Wingdings" style:font-pitch="variable" fo:font-size="100%"/>
      </text:list-level-style-bullet>
      <text:list-level-style-bullet text:level="3" text:bullet-char="§">
        <style:list-level-properties text:space-before="1in" text:min-label-width="0.5in"/>
        <style:text-properties fo:font-family="Wingdings" style:font-pitch="variable" fo:font-size="100%"/>
      </text:list-level-style-bullet>
      <text:list-level-style-bullet text:level="4" text:bullet-char="§">
        <style:list-level-properties text:space-before="1.5in" text:min-label-width="0.5in"/>
        <style:text-properties fo:font-family="Wingdings" style:font-pitch="variable" fo:font-size="100%"/>
      </text:list-level-style-bullet>
      <text:list-level-style-bullet text:level="5" text:bullet-char="§">
        <style:list-level-properties text:space-before="2in" text:min-label-width="0.5in"/>
        <style:text-properties fo:font-family="Wingdings" style:font-pitch="variable" fo:font-size="100%"/>
      </text:list-level-style-bullet>
      <text:list-level-style-bullet text:level="6" text:bullet-char="§">
        <style:list-level-properties text:space-before="2.5in" text:min-label-width="0.5in"/>
        <style:text-properties fo:font-family="Wingdings" style:font-pitch="variable" fo:font-size="100%"/>
      </text:list-level-style-bullet>
      <text:list-level-style-bullet text:level="7" text:bullet-char="§">
        <style:list-level-properties text:space-before="3in" text:min-label-width="0.5in"/>
        <style:text-properties fo:font-family="Wingdings" style:font-pitch="variable" fo:font-size="100%"/>
      </text:list-level-style-bullet>
      <text:list-level-style-bullet text:level="8" text:bullet-char="§">
        <style:list-level-properties text:space-before="3.5in" text:min-label-width="0.5in"/>
        <style:text-properties fo:font-family="Wingdings" style:font-pitch="variable" fo:font-size="100%"/>
      </text:list-level-style-bullet>
      <text:list-level-style-bullet text:level="9" text:bullet-char="§">
        <style:list-level-properties text:space-before="4in" text:min-label-width="0.5in"/>
        <style:text-properties fo:font-family="Wingdings" style:font-pitch="variable" fo:font-size="100%"/>
      </text:list-level-style-bullet>
    </text:list-style>
    <text:list-style style:name="a821">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890">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28">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82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562">
      <text:list-level-style-bullet text:level="1" text:bullet-char="§">
        <style:list-level-properties text:space-before="0in" text:min-label-width="0.25in"/>
        <style:text-properties fo:font-family="Wingdings" style:font-pitch="variable" fo:font-size="100%"/>
      </text:list-level-style-bullet>
      <text:list-level-style-bullet text:level="2" text:bullet-char="§">
        <style:list-level-properties text:space-before="0.5in" text:min-label-width="0.25in"/>
        <style:text-properties fo:font-family="Wingdings" style:font-pitch="variable" fo:font-size="100%"/>
      </text:list-level-style-bullet>
      <text:list-level-style-bullet text:level="3" text:bullet-char="§">
        <style:list-level-properties text:space-before="1in" text:min-label-width="0.25in"/>
        <style:text-properties fo:font-family="Wingdings" style:font-pitch="variable" fo:font-size="100%"/>
      </text:list-level-style-bullet>
      <text:list-level-style-bullet text:level="4" text:bullet-char="§">
        <style:list-level-properties text:space-before="1.5in" text:min-label-width="0.25in"/>
        <style:text-properties fo:font-family="Wingdings" style:font-pitch="variable" fo:font-size="100%"/>
      </text:list-level-style-bullet>
      <text:list-level-style-bullet text:level="5" text:bullet-char="§">
        <style:list-level-properties text:space-before="2in" text:min-label-width="0.25in"/>
        <style:text-properties fo:font-family="Wingdings" style:font-pitch="variable" fo:font-size="100%"/>
      </text:list-level-style-bullet>
      <text:list-level-style-bullet text:level="6" text:bullet-char="§">
        <style:list-level-properties text:space-before="2.5in" text:min-label-width="0.25in"/>
        <style:text-properties fo:font-family="Wingdings" style:font-pitch="variable" fo:font-size="100%"/>
      </text:list-level-style-bullet>
      <text:list-level-style-bullet text:level="7" text:bullet-char="§">
        <style:list-level-properties text:space-before="3in" text:min-label-width="0.25in"/>
        <style:text-properties fo:font-family="Wingdings" style:font-pitch="variable" fo:font-size="100%"/>
      </text:list-level-style-bullet>
      <text:list-level-style-bullet text:level="8" text:bullet-char="§">
        <style:list-level-properties text:space-before="3.5in" text:min-label-width="0.25in"/>
        <style:text-properties fo:font-family="Wingdings" style:font-pitch="variable" fo:font-size="100%"/>
      </text:list-level-style-bullet>
      <text:list-level-style-bullet text:level="9" text:bullet-char="§">
        <style:list-level-properties text:space-before="4in" text:min-label-width="0.25in"/>
        <style:text-properties fo:font-family="Wingdings" style:font-pitch="variable" fo:font-size="100%"/>
      </text:list-level-style-bullet>
    </text:list-style>
    <text:list-style style:name="a893">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9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56" draw:master-page-name="Master1-Layout7-blank-Blank" presentation:presentation-page-layout-name="Master1-PPL7" draw:id="Slide-257">
        <draw:frame draw:id="id63" presentation:style-name="a360" draw:name="Title 1" svg:x="0in" svg:y="0.17535in" svg:width="10in" svg:height="0.99306in" presentation:class="title" presentation:placeholder="false">
          <draw:text-box>
            <text:p text:style-name="a359" text:class-names="" text:cond-style-name=""><text:span text:style-name="a357" text:class-names="">Stored procedures</text:span><text:span text:style-name="a358" text:class-names=""/></text:p>
          </draw:text-box>
          <svg:title/>
          <svg:desc/>
        </draw:frame>
        <draw:frame draw:id="id64" presentation:style-name="a408" draw:name="Subtitle 2" svg:x="1.44156in" svg:y="1.41556in" svg:width="7.96104in" svg:height="5.67535in" presentation:class="subtitle" presentation:placeholder="false">
          <draw:text-box>
            <text:list text:style-name="a363">
              <text:list-item>
                <text:p text:style-name="a362" text:class-names="" text:cond-style-name=""><text:span text:style-name="a361" text:class-names="">Learning objectives:</text:span></text:p>
              </text:list-item>
            </text:list>
            <text:list text:style-name="a368">
              <text:list-item>
                <text:p text:style-name="a367" text:class-names="" text:cond-style-name=""><text:span text:style-name="a364" text:class-names="">Stored procedures definition and an </text:span><text:span text:style-name="a365" text:class-names="">examples<text:s text:c="1"/></text:span><text:span text:style-name="a366" text:class-names=""/></text:p>
              </text:list-item>
            </text:list>
            <text:list text:style-name="a371">
              <text:list-item>
                <text:p text:style-name="a370" text:class-names="" text:cond-style-name=""><text:span text:style-name="a369" text:class-names="">Why stored procedures?</text:span></text:p>
              </text:list-item>
            </text:list>
            <text:list text:style-name="a374">
              <text:list-item>
                <text:p text:style-name="a373" text:class-names="" text:cond-style-name=""><text:span text:style-name="a372" text:class-names="">CREATE PROCEDURE example <text:s text:c="1"/></text:span></text:p>
              </text:list-item>
            </text:list>
            <text:list text:style-name="a377">
              <text:list-item>
                <text:p text:style-name="a376" text:class-names="" text:cond-style-name=""><text:span text:style-name="a375" text:class-names="">What statements are legal a procedure body</text:span></text:p>
              </text:list-item>
            </text:list>
            <text:list text:style-name="a380">
              <text:list-item>
                <text:p text:style-name="a379" text:class-names="" text:cond-style-name=""><text:span text:style-name="a378" text:class-names="">Call the procedure</text:span></text:p>
              </text:list-item>
            </text:list>
            <text:list text:style-name="a383">
              <text:list-item>
                <text:p text:style-name="a382" text:class-names="" text:cond-style-name=""><text:span text:style-name="a381" text:class-names="">Characteristics clauses </text:span></text:p>
              </text:list-item>
            </text:list>
            <text:list text:style-name="a386">
              <text:list-item>
                <text:p text:style-name="a385" text:class-names="" text:cond-style-name=""><text:span text:style-name="a384" text:class-names="">Digressions <text:s text:c="1"/></text:span></text:p>
              </text:list-item>
            </text:list>
            <text:list text:style-name="a389">
              <text:list-item>
                <text:p text:style-name="a388" text:class-names="" text:cond-style-name=""><text:span text:style-name="a387" text:class-names="">Parameters Compound statements <text:s text:c="1"/></text:span></text:p>
              </text:list-item>
            </text:list>
            <text:list text:style-name="a392">
              <text:list-item>
                <text:p text:style-name="a391" text:class-names="" text:cond-style-name=""><text:span text:style-name="a390" text:class-names="">Variables<text:s text:c="1"/></text:span></text:p>
              </text:list-item>
            </text:list>
            <text:list text:style-name="a395">
              <text:list-item>
                <text:p text:style-name="a394" text:class-names="" text:cond-style-name=""><text:span text:style-name="a393" text:class-names="">Conditions and IF­THEN­ELSE<text:s text:c="1"/></text:span></text:p>
              </text:list-item>
            </text:list>
            <text:list text:style-name="a398">
              <text:list-item>
                <text:p text:style-name="a397" text:class-names="" text:cond-style-name=""><text:span text:style-name="a396" text:class-names="">Case Statement<text:s text:c="1"/></text:span></text:p>
              </text:list-item>
            </text:list>
            <text:list text:style-name="a401">
              <text:list-item>
                <text:p text:style-name="a400" text:class-names="" text:cond-style-name=""><text:span text:style-name="a399" text:class-names=""/></text:p>
              </text:list-item>
            </text:list>
            <text:list text:style-name="a404">
              <text:list-item>
                <text:p text:style-name="a403" text:class-names="" text:cond-style-name=""><text:span text:style-name="a402" text:class-names=""/></text:p>
              </text:list-item>
            </text:list>
            <text:list text:style-name="a407">
              <text:list-item>
                <text:p text:style-name="a406" text:class-names="" text:cond-style-name=""><text:span text:style-name="a405" text:class-names=""/></text:p>
              </text:list-item>
            </text:list>
          </draw:text-box>
          <svg:title/>
          <svg:desc/>
        </draw:frame>
      </draw:page>
      <draw:page draw:name="Slide4" draw:style-name="a409" draw:master-page-name="Master1-Layout7-blank-Blank" presentation:presentation-page-layout-name="Master1-PPL7" draw:id="Slide-259">
        <draw:frame draw:id="id65" presentation:style-name="a413" draw:name="Title 1" svg:x="0in" svg:y="0.17535in" svg:width="10in" svg:height="0.99306in" presentation:class="title" presentation:placeholder="false">
          <draw:text-box>
            <text:p text:style-name="a412" text:class-names="" text:cond-style-name=""><text:span text:style-name="a410" text:class-names="">Stored procedures</text:span><text:span text:style-name="a411" text:class-names=""/></text:p>
          </draw:text-box>
          <svg:title/>
          <svg:desc/>
        </draw:frame>
        <draw:frame draw:id="id66" presentation:style-name="a444" draw:name="Subtitle 2" svg:x="0in" svg:y="1.32465in" svg:width="13.05797in" svg:height="5.67535in" presentation:class="subtitle" presentation:placeholder="false">
          <draw:text-box>
            <text:list text:style-name="a416">
              <text:list-item>
                <text:p text:style-name="a415" text:class-names="" text:cond-style-name=""><text:span text:style-name="a414" text:class-names="">A stored procedure is a procedure (like a subprogram in a </text:span></text:p>
              </text:list-item>
            </text:list>
            <text:p text:style-name="a418" text:class-names="" text:cond-style-name=""><text:span text:style-name="a417" text:class-names=""><text:s text:c="4"/>regular computing language) that is stored (in the database).</text:span></text:p>
            <text:list text:style-name="a421">
              <text:list-item>
                <text:p text:style-name="a420" text:class-names="" text:cond-style-name=""><text:span text:style-name="a419" text:class-names="">A stored procedure has a name, a (possibly empty) parameter list, and an SQL </text:span></text:p>
              </text:list-item>
            </text:list>
            <text:p text:style-name="a423" text:class-names="" text:cond-style-name=""><text:span text:style-name="a422" text:class-names=""><text:s text:c="3"/>statement, which can contain many more SQL statements. There is new syntax </text:span></text:p>
            <text:p text:style-name="a425" text:class-names="" text:cond-style-name=""><text:span text:style-name="a424" text:class-names=""><text:s text:c="3"/>For local variables, error handling, loop control, and IF conditions. </text:span></text:p>
            <text:list text:style-name="a428">
              <text:list-item>
                <text:p text:style-name="a427" text:class-names="" text:cond-style-name=""><text:span text:style-name="a426" text:class-names="">The following is an example of a statement that creates a stored procedure.</text:span></text:p>
              </text:list-item>
            </text:list>
            <text:list text:style-name="a431">
              <text:list-item>
                <text:p text:style-name="a430" text:class-names="" text:cond-style-name=""><text:span text:style-name="a429" text:class-names=""/></text:p>
              </text:list-item>
            </text:list>
            <text:list text:style-name="a434">
              <text:list-item>
                <text:p text:style-name="a433" text:class-names="" text:cond-style-name=""><text:span text:style-name="a432" text:class-names=""/></text:p>
              </text:list-item>
            </text:list>
            <text:list text:style-name="a437">
              <text:list-item>
                <text:p text:style-name="a436" text:class-names="" text:cond-style-name=""><text:span text:style-name="a435" text:class-names=""/></text:p>
              </text:list-item>
            </text:list>
            <text:list text:style-name="a440">
              <text:list-item>
                <text:p text:style-name="a439" text:class-names="" text:cond-style-name=""><text:span text:style-name="a438" text:class-names=""/></text:p>
              </text:list-item>
            </text:list>
            <text:list text:style-name="a443">
              <text:list-item>
                <text:p text:style-name="a442" text:class-names="" text:cond-style-name=""><text:span text:style-name="a441" text:class-names=""/></text:p>
              </text:list-item>
            </text:list>
          </draw:text-box>
          <svg:title/>
          <svg:desc/>
        </draw:frame>
      </draw:page>
      <draw:page draw:name="Slide3" draw:style-name="a445" draw:master-page-name="Master1-Layout7-blank-Blank" presentation:presentation-page-layout-name="Master1-PPL7" draw:id="Slide-258">
        <draw:frame draw:id="id67" presentation:style-name="a449" draw:name="Title 1" svg:x="0in" svg:y="0.17535in" svg:width="10in" svg:height="0.99306in" presentation:class="title" presentation:placeholder="false">
          <draw:text-box>
            <text:p text:style-name="a448" text:class-names="" text:cond-style-name=""><text:span text:style-name="a446" text:class-names="">Stored procedures</text:span><text:span text:style-name="a447" text:class-names=""/></text:p>
          </draw:text-box>
          <svg:title/>
          <svg:desc/>
        </draw:frame>
        <draw:custom-shape svg:x="0in" svg:y="1.32468in" svg:width="12.43478in" svg:height="4.54395in" draw:id="id68" draw:style-name="a473" draw:name="Rectangle 3">
          <svg:title/>
          <svg:desc/>
          <text:p text:style-name="a451" text:class-names="" text:cond-style-name=""><text:span text:style-name="a450" text:class-names="">CREATE PROCEDURE procedure1 <text:s text:c="5"/>/* name */<text:s text:c="1"/></text:span></text:p>
          <text:p text:style-name="a453" text:class-names="" text:cond-style-name=""><text:span text:style-name="a452" text:class-names=""><text:s text:c="2"/>(IN parameter1 INTEGER) <text:s text:c="7"/>/* parameters */</text:span></text:p>
          <text:p text:style-name="a455" text:class-names="" text:cond-style-name=""><text:span text:style-name="a454" text:class-names="">BEGIN <text:s text:c="27"/>/* start of block */<text:s text:c="1"/></text:span></text:p>
          <text:p text:style-name="a457" text:class-names="" text:cond-style-name=""><text:span text:style-name="a456" text:class-names=""><text:s text:c="2"/>DECLARE variable1 CHAR(10); <text:s text:c="3"/>/* variables */</text:span></text:p>
          <text:p text:style-name="a459" text:class-names="" text:cond-style-name=""><text:span text:style-name="a458" text:class-names=""><text:s text:c="2"/>IF parameter1 = 17 THEN <text:s text:c="7"/>/* start of IF */<text:s text:c="1"/></text:span></text:p>
          <text:p text:style-name="a461" text:class-names="" text:cond-style-name=""><text:span text:style-name="a460" text:class-names=""><text:s text:c="4"/>SET variable1 = 'birds'; <text:s text:c="4"/>/* assignment */<text:s text:c="1"/></text:span></text:p>
          <text:p text:style-name="a463" text:class-names="" text:cond-style-name=""><text:span text:style-name="a462" text:class-names=""><text:s text:c="2"/>ELSE<text:s text:c="1"/></text:span></text:p>
          <text:p text:style-name="a465" text:class-names="" text:cond-style-name=""><text:span text:style-name="a464" text:class-names=""><text:s text:c="4"/>SET variable1 = 'beasts'; <text:s text:c="3"/>/* assignment */<text:s text:c="1"/></text:span></text:p>
          <text:p text:style-name="a467" text:class-names="" text:cond-style-name=""><text:span text:style-name="a466" text:class-names="">END IF; <text:s text:c="25"/>/* end of IF */<text:s text:c="1"/></text:span></text:p>
          <text:p text:style-name="a469" text:class-names="" text:cond-style-name=""><text:span text:style-name="a468" text:class-names="">INSERT INTO table1 VALUES (variable1);/* statement */<text:s text:c="1"/></text:span></text:p>
          <text:p text:style-name="a472" text:class-names="" text:cond-style-name=""><text:span text:style-name="a470" text:class-names="">END <text:s text:c="29"/>/* end of block */<text:s text:c="1"/></text:span><text:span text:style-name="a471" text:class-names=""/></text:p>
          <draw:enhanced-geometry xmlns:dr3d="urn:oasis:names:tc:opendocument:xmlns:dr3d:1.0" draw:type="non-primitive" svg:viewBox="0 0 21600 21600" draw:enhanced-path="M 0 0 L 21600 0 21600 21600 0 21600 Z N"/>
        </draw:custom-shape>
      </draw:page>
      <draw:page draw:name="Slide5" draw:style-name="a474" draw:master-page-name="Master1-Layout7-blank-Blank" presentation:presentation-page-layout-name="Master1-PPL7" draw:id="Slide-260">
        <draw:frame draw:id="id69" presentation:style-name="a478" draw:name="Title 1" svg:x="0in" svg:y="0.17535in" svg:width="10in" svg:height="0.99306in" presentation:class="title" presentation:placeholder="false">
          <draw:text-box>
            <text:p text:style-name="a477" text:class-names="" text:cond-style-name=""><text:span text:style-name="a475" text:class-names="">Stored procedures</text:span><text:span text:style-name="a476" text:class-names=""/></text:p>
          </draw:text-box>
          <svg:title/>
          <svg:desc/>
        </draw:frame>
        <draw:custom-shape svg:x="0in" svg:y="1.28675in" svg:width="12.75362in" svg:height="5.01517in" draw:id="id70" draw:style-name="a505" draw:name="Rectangle 3">
          <svg:title/>
          <svg:desc/>
          <text:list text:style-name="a481">
            <text:list-item>
              <text:p text:style-name="a480" text:class-names="" text:cond-style-name=""><text:span text:style-name="a479" text:class-names="">Now lets create new database with on single row table for simplicity</text:span></text:p>
            </text:list-item>
          </text:list>
          <text:p text:style-name="a483" text:class-names="" text:cond-style-name=""><text:span text:style-name="a482" text:class-names="">CREATE DATABASE db5;<text:s text:c="1"/></text:span></text:p>
          <text:p text:style-name="a485" text:class-names="" text:cond-style-name=""><text:span text:style-name="a484" text:class-names="">USE db5;</text:span></text:p>
          <text:p text:style-name="a487" text:class-names="" text:cond-style-name=""><text:span text:style-name="a486" text:class-names="">CREATE TABLE t (s1 INT);<text:s text:c="1"/></text:span></text:p>
          <text:p text:style-name="a489" text:class-names="" text:cond-style-name=""><text:span text:style-name="a488" text:class-names="">INSERT INTO t VALUES (5);<text:s text:c="1"/></text:span></text:p>
          <text:p text:style-name="a491" text:class-names="" text:cond-style-name=""><text:span text:style-name="a490" text:class-names=""/></text:p>
          <text:list text:style-name="a494">
            <text:list-item>
              <text:p text:style-name="a493" text:class-names="" text:cond-style-name=""><text:span text:style-name="a492" text:class-names="">Pick a delimiter</text:span></text:p>
            </text:list-item>
          </text:list>
          <text:list text:style-name="a499">
            <text:list-item>
              <text:p text:style-name="a498" text:class-names="" text:cond-style-name=""><text:span text:style-name="a495" text:class-names="">DELIMITER //<text:s text:c="1"/></text:span><text:span text:style-name="a496" text:class-names=""><text:s text:c="1"/></text:span><text:span text:style-name="a497" text:class-names="">The delimiter is the character or string of characters that you'll use to tell the Mysql client that you've finished typing in an SQL statement. </text:span></text:p>
            </text:list-item>
          </text:list>
          <text:list text:style-name="a502">
            <text:list-item>
              <text:p text:style-name="a501" text:class-names="" text:cond-style-name=""><text:span text:style-name="a500" text:class-names="">So for your delimiter, pick a string which is very unlikely to occur within any statement</text:span></text:p>
            </text:list-item>
          </text:list>
          <text:p text:style-name="a504" text:class-names="" text:cond-style-name=""><text:span text:style-name="a503" text:class-names=""/></text:p>
          <draw:enhanced-geometry xmlns:dr3d="urn:oasis:names:tc:opendocument:xmlns:dr3d:1.0" draw:type="non-primitive" svg:viewBox="0 0 21600 21600" draw:enhanced-path="M 0 0 L 21600 0 21600 21600 0 21600 Z N"/>
        </draw:custom-shape>
      </draw:page>
      <draw:page draw:name="Slide6" draw:style-name="a506" draw:master-page-name="Master1-Layout7-blank-Blank" presentation:presentation-page-layout-name="Master1-PPL7" draw:id="Slide-261">
        <draw:frame draw:id="id71" presentation:style-name="a510" draw:name="Title 1" svg:x="0in" svg:y="0.17535in" svg:width="10in" svg:height="0.99306in" presentation:class="title" presentation:placeholder="false">
          <draw:text-box>
            <text:p text:style-name="a509" text:class-names="" text:cond-style-name=""><text:span text:style-name="a507" text:class-names="">Stored procedures Example</text:span><text:span text:style-name="a508" text:class-names=""/></text:p>
          </draw:text-box>
          <svg:title/>
          <svg:desc/>
        </draw:frame>
        <draw:frame draw:id="id72" presentation:style-name="a543" draw:name="Subtitle 2" svg:x="0in" svg:y="1.32465in" svg:width="10in" svg:height="5.67535in" presentation:class="subtitle" presentation:placeholder="false">
          <draw:text-box>
            <text:list text:style-name="a515">
              <text:list-item>
                <text:p text:style-name="a514" text:class-names="" text:cond-style-name=""><text:span text:style-name="a511" text:class-names="">CREATE PROCEDURE </text:span><text:span text:style-name="a512" text:class-names="">   </text:span><text:span text:style-name="a513" text:class-names=""/></text:p>
              </text:list-item>
            </text:list>
            <text:list text:style-name="a518">
              <text:list-item>
                <text:p text:style-name="a517" text:class-names="" text:cond-style-name=""><text:span text:style-name="a516" text:class-names="">CREATE PROCEDURE p1 () SELECT * FROM t; //</text:span></text:p>
              </text:list-item>
            </text:list>
            <text:list text:style-name="a521">
              <text:list-item>
                <text:p text:style-name="a520" text:class-names="" text:cond-style-name=""><text:span text:style-name="a519" text:class-names="">Perhaps this is the first stored procedure that you've ever made with MySQL. If so, be sure to mark this event in your diary.</text:span></text:p>
              </text:list-item>
            </text:list>
            <text:list text:style-name="a527">
              <text:list-item>
                <text:p text:style-name="a526" text:class-names="" text:cond-style-name=""><text:span text:style-name="a522" text:class-names="">CREATE PROCEDURE<text:s text:c="1"/></text:span><text:span text:style-name="a523" text:class-names="">p1 () SELECT * FROM t; //</text:span><text:span text:style-name="a524" text:class-names=""><text:s text:c="1"/></text:span><text:span text:style-name="a525" text:class-names="">The first part of the SQL statement that creates a stored procedure is the words "CREATE PROCEDURE".</text:span></text:p>
              </text:list-item>
            </text:list>
            <text:list text:style-name="a532">
              <text:list-item>
                <text:p text:style-name="a531" text:class-names="" text:cond-style-name=""><text:span text:style-name="a528" text:class-names="">CREATE PROCEDURE</text:span><text:span text:style-name="a529" text:class-names=""><text:s text:c="1"/>p1<text:s text:c="1"/></text:span><text:span text:style-name="a530" text:class-names="">() SELECT * FROM t; //<text:s text:c="1"/></text:span></text:p>
              </text:list-item>
            </text:list>
            <text:list text:style-name="a536">
              <text:list-item>
                <text:p text:style-name="a535" text:class-names="" text:cond-style-name=""><text:span text:style-name="a533" text:class-names="">The second part is the procedure name. The name of this new procedure will be p1.</text:span><text:span text:style-name="a534" text:class-names=""/></text:p>
              </text:list-item>
            </text:list>
            <text:list text:style-name="a539">
              <text:list-item>
                <text:p text:style-name="a538" text:class-names="" text:cond-style-name=""><text:span text:style-name="a537" text:class-names=""/></text:p>
              </text:list-item>
            </text:list>
            <text:list text:style-name="a542">
              <text:list-item>
                <text:p text:style-name="a541" text:class-names="" text:cond-style-name=""><text:span text:style-name="a540" text:class-names=""/></text:p>
              </text:list-item>
            </text:list>
          </draw:text-box>
          <svg:title/>
          <svg:desc/>
        </draw:frame>
      </draw:page>
      <draw:page draw:name="Slide7" draw:style-name="a544" draw:master-page-name="Master1-Layout7-blank-Blank" presentation:presentation-page-layout-name="Master1-PPL7" draw:id="Slide-262">
        <draw:frame draw:id="id73" presentation:style-name="a548" draw:name="Title 1" svg:x="0in" svg:y="0.17535in" svg:width="10in" svg:height="0.99306in" presentation:class="title" presentation:placeholder="false">
          <draw:text-box>
            <text:p text:style-name="a547" text:class-names="" text:cond-style-name=""><text:span text:style-name="a545" text:class-names="">Stored procedures</text:span><text:span text:style-name="a546" text:class-names=""/></text:p>
          </draw:text-box>
          <svg:title/>
          <svg:desc/>
        </draw:frame>
        <draw:custom-shape svg:x="0in" svg:y="1.28985in" svg:width="12.33333in" svg:height="5.35176in" draw:id="id74" draw:style-name="a578" draw:name="Rectangle 3">
          <svg:title/>
          <svg:desc/>
          <text:list text:style-name="a551">
            <text:list-item>
              <text:p text:style-name="a550" text:class-names="" text:cond-style-name=""><text:span text:style-name="a549" text:class-names="">DIGRESSION: Legal Identifiers</text:span></text:p>
            </text:list-item>
          </text:list>
          <text:list text:style-name="a554">
            <text:list-item>
              <text:p text:style-name="a553" text:class-names="" text:cond-style-name=""><text:span text:style-name="a552" text:class-names="">Procedure Names are not case sensitive, so 'p1' and 'P1' are the same name.</text:span></text:p>
            </text:list-item>
          </text:list>
          <text:list text:style-name="a557">
            <text:list-item>
              <text:p text:style-name="a556" text:class-names="" text:cond-style-name=""><text:span text:style-name="a555" text:class-names="">You cannot use two procedures with the same name in the same database. That would be overloading. </text:span></text:p>
            </text:list-item>
          </text:list>
          <text:list text:style-name="a560">
            <text:list-item>
              <text:p text:style-name="a559" text:class-names="" text:cond-style-name=""><text:span text:style-name="a558" text:class-names="">Some DBMSs allow overloading. MySQL doesn't. </text:span></text:p>
            </text:list-item>
          </text:list>
          <text:list text:style-name="a563">
            <text:list-item>
              <text:p text:style-name="a562" text:class-names="" text:cond-style-name=""><text:span text:style-name="a561" text:class-names="">You can use qualified names of the form “database­name . Procedurename” , </text:span></text:p>
            </text:list-item>
          </text:list>
          <text:p text:style-name="a565" text:class-names="" text:cond-style-name=""><text:span text:style-name="a564" text:class-names=""><text:s text:c="5"/>for example “db5.p1”.</text:span></text:p>
          <text:list text:style-name="a568">
            <text:list-item>
              <text:p text:style-name="a567" text:class-names="" text:cond-style-name=""><text:span text:style-name="a566" text:class-names="">The maximum name length is 64 characters.</text:span></text:p>
            </text:list-item>
          </text:list>
          <text:list text:style-name="a571">
            <text:list-item>
              <text:p text:style-name="a570" text:class-names="" text:cond-style-name=""><text:span text:style-name="a569" text:class-names="">But avoid using names which are already names of built-in MySQL functions. </text:span></text:p>
            </text:list-item>
          </text:list>
          <text:p text:style-name="a573" text:class-names="" text:cond-style-name=""><text:span text:style-name="a572" text:class-names=""><text:s text:c="5"/>Here's what can happen if you do:</text:span></text:p>
          <text:p text:style-name="a575" text:class-names="" text:cond-style-name=""><text:span text:style-name="a574" text:class-names="">mysql&gt; CALL pi(); Error 1064 (42000): You have a syntax error.<text:s text:c="1"/></text:span></text:p>
          <text:p text:style-name="a577" text:class-names="" text:cond-style-name=""><text:span text:style-name="a576" text:class-names=""/></text:p>
          <draw:enhanced-geometry xmlns:dr3d="urn:oasis:names:tc:opendocument:xmlns:dr3d:1.0" draw:type="non-primitive" svg:viewBox="0 0 21600 21600" draw:enhanced-path="M 0 0 L 21600 0 21600 21600 0 21600 Z N"/>
        </draw:custom-shape>
      </draw:page>
      <draw:page draw:name="Slide8" draw:style-name="a579" draw:master-page-name="Master1-Layout7-blank-Blank" presentation:presentation-page-layout-name="Master1-PPL7" draw:id="Slide-263">
        <draw:frame draw:id="id75" presentation:style-name="a582" draw:name="Title 1" svg:x="0in" svg:y="0.17535in" svg:width="10in" svg:height="0.99306in" presentation:class="title" presentation:placeholder="false">
          <draw:text-box>
            <text:p text:style-name="a581" text:class-names="" text:cond-style-name=""><text:span text:style-name="a580" text:class-names="">CREATE PROCEDURE example (continued) </text:span></text:p>
          </draw:text-box>
          <svg:title/>
          <svg:desc/>
        </draw:frame>
        <draw:frame draw:id="id76" presentation:style-name="a604" draw:name="Subtitle 2" svg:x="0in" svg:y="1.32465in" svg:width="13.33333in" svg:height="5.67535in" presentation:class="subtitle" presentation:placeholder="false">
          <draw:text-box>
            <text:p text:style-name="a588" text:class-names="" text:cond-style-name=""><text:span text:style-name="a583" text:class-names="">CREATE PROCEDURE p1 () SELECT * FROM t; //</text:span><text:span text:style-name="a584" text:class-names=""><text:s text:c="1"/></text:span><text:span text:style-name="a585" text:class-names="">“</text:span><text:span text:style-name="a586" text:class-names="">()</text:span><text:span text:style-name="a587" text:class-names="">” is the 'parameter list‘</text:span></text:p>
            <text:list text:style-name="a591">
              <text:list-item>
                <text:p text:style-name="a590" text:class-names="" text:cond-style-name=""><text:span text:style-name="a589" text:class-names="">The third part of the CREATE PROCEDURE statement is the parameter list. It's always necessary to have a parenthesized parameter list here. </text:span></text:p>
              </text:list-item>
            </text:list>
            <text:list text:style-name="a594">
              <text:list-item>
                <text:p text:style-name="a593" text:class-names="" text:cond-style-name=""><text:span text:style-name="a592" text:class-names="">In this procedure, there are no parameters, so the parameter list is empty ­­ so all I had to type is the parentheses. </text:span></text:p>
              </text:list-item>
            </text:list>
            <text:p text:style-name="a597" text:class-names="" text:cond-style-name=""><text:span text:style-name="a595" text:class-names="">“SELECT * FROM t;”</text:span><text:span text:style-name="a596" text:class-names=""> is the body.</text:span></text:p>
            <text:list text:style-name="a600">
              <text:list-item>
                <text:p text:style-name="a599" text:class-names="" text:cond-style-name=""><text:span text:style-name="a598" text:class-names="">The semicolon is optional when there is a real statement­ender (the “//”) following it.</text:span></text:p>
              </text:list-item>
            </text:list>
            <text:list text:style-name="a603">
              <text:list-item>
                <text:p text:style-name="a602" text:class-names="" text:cond-style-name=""><text:span text:style-name="a601" text:class-names=""/></text:p>
              </text:list-item>
            </text:list>
          </draw:text-box>
          <svg:title/>
          <svg:desc/>
        </draw:frame>
      </draw:page>
      <draw:page draw:name="Slide9" draw:style-name="a605" draw:master-page-name="Master1-Layout7-blank-Blank" presentation:presentation-page-layout-name="Master1-PPL7" draw:id="Slide-264">
        <draw:frame draw:id="id77" presentation:style-name="a609" draw:name="Title 1" svg:x="0in" svg:y="0.17535in" svg:width="10.71015in" svg:height="0.99306in" presentation:class="title" presentation:placeholder="false">
          <draw:text-box>
            <text:p text:style-name="a608" text:class-names="" text:cond-style-name=""><text:span text:style-name="a606" text:class-names="">SQL Legal Statements In A Procedure Body </text:span><text:span text:style-name="a607" text:class-names=""/></text:p>
          </draw:text-box>
          <svg:title/>
          <svg:desc/>
        </draw:frame>
        <draw:custom-shape svg:x="0in" svg:y="1.32468in" svg:width="13.07246in" svg:height="4.34199in" draw:id="id78" draw:style-name="a631" draw:name="Rectangle 3">
          <svg:title/>
          <svg:desc/>
          <text:list text:style-name="a612">
            <text:list-item>
              <text:p text:style-name="a611" text:class-names="" text:cond-style-name=""><text:span text:style-name="a610" text:class-names="">What SQL statements are legal in the body of a MySQL procedure? You can make a procedure that contains pretty well anything, including INSERT, UPDATE, DELETE, SELECT, DROP, CREATE, REPLACE, and so on. </text:span></text:p>
            </text:list-item>
          </text:list>
          <text:list text:style-name="a615">
            <text:list-item>
              <text:p text:style-name="a614" text:class-names="" text:cond-style-name=""><text:span text:style-name="a613" text:class-names="">The only important point to remember is that your code won't be</text:span></text:p>
            </text:list-item>
          </text:list>
          <text:p text:style-name="a617" text:class-names="" text:cond-style-name=""><text:span text:style-name="a616" text:class-names=""><text:s text:c="4"/>portable if you include a MySQL extension.</text:span></text:p>
          <text:list text:style-name="a620">
            <text:list-item>
              <text:p text:style-name="a619" text:class-names="" text:cond-style-name=""><text:span text:style-name="a618" text:class-names="">As in Standard SQL: any database manipulation language statements are legal:</text:span></text:p>
            </text:list-item>
          </text:list>
          <text:p text:style-name="a622" text:class-names="" text:cond-style-name=""><text:span text:style-name="a621" text:class-names="">CREATE PROCEDURE p () DELETE FROM t; //<text:s text:c="1"/></text:span></text:p>
          <text:p text:style-name="a624" text:class-names="" text:cond-style-name=""><text:span text:style-name="a623" text:class-names="">Also, SET and COMMIT and ROLLBACK are legal:<text:s text:c="1"/></text:span></text:p>
          <text:p text:style-name="a626" text:class-names="" text:cond-style-name=""><text:span text:style-name="a625" text:class-names="">CREATE PROCEDURE p () SET @x = 5; //</text:span></text:p>
          <text:p text:style-name="a628" text:class-names="" text:cond-style-name=""><text:span text:style-name="a627" text:class-names=""/></text:p>
          <text:p text:style-name="a630" text:class-names="" text:cond-style-name=""><text:span text:style-name="a629" text:class-names=""/></text:p>
          <draw:enhanced-geometry xmlns:dr3d="urn:oasis:names:tc:opendocument:xmlns:dr3d:1.0" draw:type="non-primitive" svg:viewBox="0 0 21600 21600" draw:enhanced-path="M 0 0 L 21600 0 21600 21600 0 21600 Z N"/>
        </draw:custom-shape>
      </draw:page>
      <draw:page draw:name="Slide10" draw:style-name="a632" draw:master-page-name="Master1-Layout7-blank-Blank" presentation:presentation-page-layout-name="Master1-PPL7" draw:id="Slide-265">
        <draw:frame draw:id="id79" presentation:style-name="a636" draw:name="Title 1" svg:x="0in" svg:y="0.17535in" svg:width="10.21739in" svg:height="0.99306in" presentation:class="title" presentation:placeholder="false">
          <draw:text-box>
            <text:p text:style-name="a635" text:class-names="" text:cond-style-name=""><text:span text:style-name="a633" text:class-names="">SQL Legal Statements In A Procedure Body </text:span><text:span text:style-name="a634" text:class-names=""/></text:p>
          </draw:text-box>
          <svg:title/>
          <svg:desc/>
        </draw:frame>
        <draw:custom-shape svg:x="0.33333in" svg:y="1.54207in" svg:width="12.66667in" svg:height="4.67858in" draw:id="id80" draw:style-name="a657" draw:name="Rectangle 3">
          <svg:title/>
          <svg:desc/>
          <text:list text:style-name="a640">
            <text:list-item>
              <text:p text:style-name="a639" text:class-names="" text:cond-style-name=""><text:span text:style-name="a637" text:class-names="">MySQL extra feature: any database definition language statements are legal:<text:s text:c="1"/></text:span><text:span text:style-name="a638" text:class-names="">CREATE PROCEDURE p () DROP TABLE t; //<text:s text:c="1"/></text:span></text:p>
            </text:list-item>
          </text:list>
          <text:list text:style-name="a643">
            <text:list-item>
              <text:p text:style-name="a642" text:class-names="" text:cond-style-name=""><text:span text:style-name="a641" text:class-names="">MySQL extension: a direct SELECT is legal:<text:s text:c="1"/></text:span></text:p>
            </text:list-item>
          </text:list>
          <text:p text:style-name="a646" text:class-names="" text:cond-style-name=""><text:span text:style-name="a644" text:class-names=""><text:s text:c="5"/></text:span><text:span text:style-name="a645" text:class-names="">CREATE PROCEDURE p () SELECT 'a'; //<text:s text:c="1"/></text:span></text:p>
          <text:list text:style-name="a650">
            <text:list-item>
              <text:p text:style-name="a649" text:class-names="" text:cond-style-name=""><text:span text:style-name="a647" text:class-names="">One restriction is that, inside a procedure body, you can't put database­definition statements that affect a routine. For example this is illegal:<text:s text:c="1"/></text:span><text:span text:style-name="a648" text:class-names="">CREATE PROCEDURE p1 ()<text:s text:c="1"/></text:span></text:p>
            </text:list-item>
          </text:list>
          <text:p text:style-name="a652" text:class-names="" text:cond-style-name=""><text:span text:style-name="a651" text:class-names=""><text:s text:c="2"/>CREATE PROCEDURE p2 () DELETE FROM t; //</text:span></text:p>
          <text:p text:style-name="a654" text:class-names="" text:cond-style-name=""><text:span text:style-name="a653" text:class-names=""/></text:p>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page>
      <draw:page draw:name="Slide11" draw:style-name="a658" draw:master-page-name="Master1-Layout7-blank-Blank" presentation:presentation-page-layout-name="Master1-PPL7" draw:id="Slide-266">
        <draw:frame draw:id="id81" presentation:style-name="a662" draw:name="Title 1" svg:x="0in" svg:y="0.17535in" svg:width="11.65217in" svg:height="0.99306in" presentation:class="title" presentation:placeholder="false">
          <draw:text-box>
            <text:p text:style-name="a661" text:class-names="" text:cond-style-name=""><text:span text:style-name="a659" text:class-names="">SQL Illegal Statements In A Procedure Body </text:span><text:span text:style-name="a660" text:class-names=""/></text:p>
          </draw:text-box>
          <svg:title/>
          <svg:desc/>
        </draw:frame>
        <draw:frame draw:id="id82" presentation:style-name="a684" draw:name="Subtitle 2" svg:x="0in" svg:y="1.32465in" svg:width="13.08696in" svg:height="5.67535in" presentation:class="subtitle" presentation:placeholder="false">
          <draw:text-box>
            <text:list text:style-name="a667">
              <text:list-item>
                <text:p text:style-name="a666" text:class-names="" text:cond-style-name=""><text:span text:style-name="a663" text:class-names="">So these statements, which are all new in MySQL 5.0, are illegal in a procedure body:<text:s text:c="1"/></text:span><text:span text:style-name="a664" text:class-names="">CREATE PROCEDURE, ALTER PROCEDURE, DROP PROCEDURE, CREATE FUNCTION, DROP FUNCTION, CREATE TRIGGER</text:span><text:span text:style-name="a665" text:class-names="">. </text:span></text:p>
              </text:list-item>
            </text:list>
            <text:p text:style-name="a671" text:class-names="" text:cond-style-name=""><text:span text:style-name="a668" text:class-names=""><text:s text:c="3"/></text:span><text:span text:style-name="a669" text:class-names="">CREATE EVENT,</text:span><text:span text:style-name="a670" text:class-names=""> which is new in MySQL 5.1, will be illegal too. </text:span></text:p>
            <text:p text:style-name="a673" text:class-names="" text:cond-style-name=""><text:span text:style-name="a672" text:class-names="">On the other hand, you can say </text:span></text:p>
            <text:p text:style-name="a676" text:class-names="" text:cond-style-name=""><text:span text:style-name="a674" text:class-names="">“CREATE PROCEDURE db5.p1 () DROP DATABASE db5//”</text:span><text:span text:style-name="a675" text:class-names=""/></text:p>
            <text:list text:style-name="a679">
              <text:list-item>
                <text:p text:style-name="a678" text:class-names="" text:cond-style-name=""><text:span text:style-name="a677" text:class-names="">Statements like “USE database” are also illegal. MySQL assumes that the default database is the one that the procedure is in. And LOAD DATA INFILE is illegal. </text:span></text:p>
              </text:list-item>
            </text:list>
            <text:p text:style-name="a681" text:class-names="" text:cond-style-name=""><text:span text:style-name="a680" text:class-names=""><text:s text:c="3"/>And LOCK TABLES is illegal. And CHECK is illegal.</text:span></text:p>
            <text:p text:style-name="a683" text:class-names="" text:cond-style-name=""><text:span text:style-name="a682" text:class-names=""/></text:p>
          </draw:text-box>
          <svg:title/>
          <svg:desc/>
        </draw:frame>
      </draw:page>
      <draw:page draw:name="Slide12" draw:style-name="a685" draw:master-page-name="Master1-Layout7-blank-Blank" presentation:presentation-page-layout-name="Master1-PPL7" draw:id="Slide-267">
        <draw:frame draw:id="id83" presentation:style-name="a689" draw:name="Title 1" svg:x="0in" svg:y="0.17535in" svg:width="10in" svg:height="0.99306in" presentation:class="title" presentation:placeholder="false">
          <draw:text-box>
            <text:p text:style-name="a688" text:class-names="" text:cond-style-name=""><text:span text:style-name="a686" text:class-names="">Call a Stored procedures</text:span><text:span text:style-name="a687" text:class-names=""/></text:p>
          </draw:text-box>
          <svg:title/>
          <svg:desc/>
        </draw:frame>
        <draw:frame draw:id="id84" presentation:style-name="a722" draw:name="Subtitle 2" svg:x="0in" svg:y="1.32465in" svg:width="12.76812in" svg:height="5.67535in" presentation:class="subtitle" presentation:placeholder="false">
          <draw:text-box>
            <text:list text:style-name="a692">
              <text:list-item>
                <text:p text:style-name="a691" text:class-names="" text:cond-style-name=""><text:span text:style-name="a690" text:class-names="">Now, to call a procedure, all you have to do is enter the word CALL and then </text:span></text:p>
              </text:list-item>
            </text:list>
            <text:p text:style-name="a694" text:class-names="" text:cond-style-name=""><text:span text:style-name="a693" text:class-names=""><text:s text:c="2"/>the name of the procedure and then the parentheses.</text:span></text:p>
            <text:p text:style-name="a696" text:class-names="" text:cond-style-name=""><text:span text:style-name="a695" text:class-names="">CALL p1() //</text:span></text:p>
            <text:list text:style-name="a699">
              <text:list-item>
                <text:p text:style-name="a698" text:class-names="" text:cond-style-name=""><text:span text:style-name="a697" text:class-names="">Okay, the fundamental point – that you can CREATE a procedure then </text:span></text:p>
              </text:list-item>
            </text:list>
            <text:p text:style-name="a701" text:class-names="" text:cond-style-name=""><text:span text:style-name="a700" text:class-names=""><text:s text:c="3"/>CALL it – is  clear now.</text:span></text:p>
            <text:list text:style-name="a704">
              <text:list-item>
                <text:p text:style-name="a703" text:class-names="" text:cond-style-name=""><text:span text:style-name="a702" text:class-names="">But now we're going to do a series of exercises where we add one clause at</text:span></text:p>
              </text:list-item>
            </text:list>
            <text:p text:style-name="a706" text:class-names="" text:cond-style-name=""><text:span text:style-name="a705" text:class-names="">  <text:s text:c="1"/>a time, or vary one of the existing clauses. There will be many such </text:span></text:p>
            <text:p text:style-name="a709" text:class-names="" text:cond-style-name=""><text:span text:style-name="a707" text:class-names=""><text:s text:c="3"/>clauses, even Before we get to complex parts.</text:span><text:span text:style-name="a708" text:class-names=""/></text:p>
            <text:list text:style-name="a712">
              <text:list-item>
                <text:p text:style-name="a711" text:class-names="" text:cond-style-name=""><text:span text:style-name="a710" text:class-names=""/></text:p>
              </text:list-item>
            </text:list>
            <text:list text:style-name="a715">
              <text:list-item>
                <text:p text:style-name="a714" text:class-names="" text:cond-style-name=""><text:span text:style-name="a713" text:class-names=""/></text:p>
              </text:list-item>
            </text:list>
            <text:list text:style-name="a718">
              <text:list-item>
                <text:p text:style-name="a717" text:class-names="" text:cond-style-name=""><text:span text:style-name="a716" text:class-names=""/></text:p>
              </text:list-item>
            </text:list>
            <text:list text:style-name="a721">
              <text:list-item>
                <text:p text:style-name="a720" text:class-names="" text:cond-style-name=""><text:span text:style-name="a719" text:class-names=""/></text:p>
              </text:list-item>
            </text:list>
          </draw:text-box>
          <svg:title/>
          <svg:desc/>
        </draw:frame>
      </draw:page>
      <draw:page draw:name="Slide13" draw:style-name="a723" draw:master-page-name="Master1-Layout7-blank-Blank" presentation:presentation-page-layout-name="Master1-PPL7" draw:id="Slide-268">
        <draw:frame draw:id="id85" presentation:style-name="a726" draw:name="Title 1" svg:x="0in" svg:y="0.17535in" svg:width="10in" svg:height="0.99306in" presentation:class="title" presentation:placeholder="false">
          <draw:text-box>
            <text:p text:style-name="a725" text:class-names="" text:cond-style-name=""><text:span text:style-name="a724" text:class-names="">Characteristics Clauses</text:span></text:p>
          </draw:text-box>
          <svg:title/>
          <svg:desc/>
        </draw:frame>
        <draw:frame draw:id="id86" presentation:style-name="a757" draw:name="Subtitle 2" svg:x="0in" svg:y="1.29567in" svg:width="12.88406in" svg:height="6.00868in" presentation:class="subtitle" presentation:placeholder="false">
          <draw:text-box>
            <text:p text:style-name="a728" text:class-names="" text:cond-style-name=""><text:span text:style-name="a727" text:class-names="">CREATE PROCEDURE p2 ()<text:s text:c="1"/></text:span></text:p>
            <text:p text:style-name="a730" text:class-names="" text:cond-style-name=""><text:span text:style-name="a729" text:class-names="">LANGUAGE SQL <text:s text:c="1"/></text:span></text:p>
            <text:p text:style-name="a732" text:class-names="" text:cond-style-name=""><text:span text:style-name="a731" text:class-names="">NOT DETERMINISTIC</text:span></text:p>
            <text:p text:style-name="a734" text:class-names="" text:cond-style-name=""><text:span text:style-name="a733" text:class-names="">CONTAINS SQL</text:span></text:p>
            <text:p text:style-name="a736" text:class-names="" text:cond-style-name=""><text:span text:style-name="a735" text:class-names="">SQL SECURITY DEFINER</text:span></text:p>
            <text:p text:style-name="a738" text:class-names="" text:cond-style-name=""><text:span text:style-name="a737" text:class-names="">COMMENT 'A Procedure'<text:s text:c="1"/></text:span></text:p>
            <text:p text:style-name="a740" text:class-names="" text:cond-style-name=""><text:span text:style-name="a739" text:class-names="">SELECT CURRENT_DATE, RAND() FROM t //</text:span></text:p>
            <text:list text:style-name="a743">
              <text:list-item>
                <text:p text:style-name="a742" text:class-names="" text:cond-style-name=""><text:span text:style-name="a741" text:class-names="">Let's make a procedure that has some clauses which describe the characteristics of the procedure. </text:span></text:p>
              </text:list-item>
            </text:list>
            <text:list text:style-name="a746">
              <text:list-item>
                <text:p text:style-name="a745" text:class-names="" text:cond-style-name=""><text:span text:style-name="a744" text:class-names="">The clauses come after the parentheses, but before the body. These clauses </text:span></text:p>
              </text:list-item>
            </text:list>
            <text:p text:style-name="a750" text:class-names="" text:cond-style-name=""><text:span text:style-name="a747" text:class-names=""><text:s text:c="2"/>are all optional. What good are they?</text:span><text:span text:style-name="a748" text:class-names=""><text:s text:c="1"/></text:span><text:span text:style-name="a749" text:class-names=""/></text:p>
            <text:list text:style-name="a753">
              <text:list-item>
                <text:p text:style-name="a752" text:class-names="" text:cond-style-name=""><text:span text:style-name="a751" text:class-names=""/></text:p>
              </text:list-item>
            </text:list>
            <text:list text:style-name="a756">
              <text:list-item>
                <text:p text:style-name="a755" text:class-names="" text:cond-style-name=""><text:span text:style-name="a754" text:class-names=""/></text:p>
              </text:list-item>
            </text:list>
          </draw:text-box>
          <svg:title/>
          <svg:desc/>
        </draw:frame>
      </draw:page>
      <draw:page draw:name="Slide14" draw:style-name="a758" draw:master-page-name="Master1-Layout7-blank-Blank" presentation:presentation-page-layout-name="Master1-PPL7" draw:id="Slide-269">
        <draw:frame draw:id="id87" presentation:style-name="a761" draw:name="Title 1" svg:x="0in" svg:y="0.17535in" svg:width="10in" svg:height="0.99306in" presentation:class="title" presentation:placeholder="false">
          <draw:text-box>
            <text:p text:style-name="a760" text:class-names="" text:cond-style-name=""><text:span text:style-name="a759" text:class-names="">Characteristics Clauses</text:span></text:p>
          </draw:text-box>
          <svg:title/>
          <svg:desc/>
        </draw:frame>
        <draw:custom-shape svg:x="0in" svg:y="1.1684in" svg:width="13.14493in" svg:height="6.15957in" draw:id="id88" draw:style-name="a793" draw:name="Rectangle 3">
          <svg:title/>
          <svg:desc/>
          <text:list text:style-name="a764">
            <text:list-item>
              <text:p text:style-name="a763" text:class-names="" text:cond-style-name=""><text:span text:style-name="a762" text:class-names="">LANGUAGE SQL <text:s text:c="1"/></text:span></text:p>
            </text:list-item>
          </text:list>
          <text:list text:style-name="a767">
            <text:list-item>
              <text:p text:style-name="a766" text:class-names="" text:cond-style-name=""><text:span text:style-name="a765" text:class-names="">Well, the LANGUAGE SQL clause is no good at all. It simply means that the body of the procedure is written in SQL. And that's always true. But it's not a bad idea to put this clause in, because there's another DBMS which requires it ­­ namely IBM DB2</text:span></text:p>
            </text:list-item>
          </text:list>
          <text:p text:style-name="a769" text:class-names="" text:cond-style-name=""><text:span text:style-name="a768" text:class-names=""/></text:p>
          <text:p text:style-name="a773" text:class-names="" text:cond-style-name=""><text:span text:style-name="a770" text:class-names="">2)</text:span><text:span text:style-name="a771" text:class-names="">NOT DETERMINISTIC</text:span><text:span text:style-name="a772" text:class-names=""/></text:p>
          <text:list text:style-name="a776">
            <text:list-item>
              <text:p text:style-name="a775" text:class-names="" text:cond-style-name=""><text:span text:style-name="a774" text:class-names="">is informational. A deterministic procedure,  is a procedure which will always return the same outputs given the same data inputs. In this case, since the body </text:span></text:p>
            </text:list-item>
          </text:list>
          <text:p text:style-name="a778" text:class-names="" text:cond-style-name=""><text:span text:style-name="a777" text:class-names=""><text:s text:c="5"/>of the procedure has a SELECT whose results are not predictable, I've called it NOT <text:s text:c="5"/></text:span></text:p>
          <text:p text:style-name="a780" text:class-names="" text:cond-style-name=""><text:span text:style-name="a779" text:class-names=""><text:s text:c="5"/>DETERMINISTIC. But the MySQL optimizer does not care, at least at this time</text:span></text:p>
          <text:p text:style-name="a783" text:class-names="" text:cond-style-name=""><text:span text:style-name="a781" text:class-names="">3)</text:span><text:span text:style-name="a782" text:class-names="">CONTAINS SQL</text:span></text:p>
          <text:list text:style-name="a786">
            <text:list-item>
              <text:p text:style-name="a785" text:class-names="" text:cond-style-name=""><text:span text:style-name="a784" text:class-names="">CONTAINS SQL, is informational. In fact all procedures contain SQL statements, but if they </text:span></text:p>
            </text:list-item>
          </text:list>
          <text:p text:style-name="a788" text:class-names="" text:cond-style-name=""><text:span text:style-name="a787" text:class-names=""><text:s text:c="6"/>also read databases (SELECT) then it would be proper to say READS SQL DATA, and if they</text:span></text:p>
          <text:p text:style-name="a790" text:class-names="" text:cond-style-name=""><text:span text:style-name="a789" text:class-names=""><text:s text:c="6"/>also write databases (UPDATE etc.) then it would be proper to say MODIFIES SQL DATA.</text:span></text:p>
          <text:p text:style-name="a792" text:class-names="" text:cond-style-name=""><text:span text:style-name="a791" text:class-names=""><text:s text:c="6"/>It is never proper to say NO SQL, although MySQL allows that too.</text:span></text:p>
          <draw:enhanced-geometry xmlns:dr3d="urn:oasis:names:tc:opendocument:xmlns:dr3d:1.0" draw:type="non-primitive" svg:viewBox="0 0 21600 21600" draw:enhanced-path="M 0 0 L 21600 0 21600 21600 0 21600 Z N"/>
        </draw:custom-shape>
      </draw:page>
      <draw:page draw:name="Slide15" draw:style-name="a794" draw:master-page-name="Master1-Layout7-blank-Blank" presentation:presentation-page-layout-name="Master1-PPL7" draw:id="Slide-270">
        <draw:frame draw:id="id89" presentation:style-name="a797" draw:name="Title 1" svg:x="0in" svg:y="0.17535in" svg:width="10in" svg:height="0.99306in" presentation:class="title" presentation:placeholder="false">
          <draw:text-box>
            <text:p text:style-name="a796" text:class-names="" text:cond-style-name=""><text:span text:style-name="a795" text:class-names="">Characteristics Clauses Continued</text:span></text:p>
          </draw:text-box>
          <svg:title/>
          <svg:desc/>
        </draw:frame>
        <draw:custom-shape svg:x="0.2029in" svg:y="1.34232in" svg:width="12.91304in" svg:height="1.21172in" draw:id="id90" draw:style-name="a804" draw:name="Rectangle 5">
          <svg:title/>
          <svg:desc/>
          <text:p text:style-name="a799" text:class-names="" text:cond-style-name=""><text:span text:style-name="a798" text:class-names=""/></text:p>
          <text:p text:style-name="a801" text:class-names="" text:cond-style-name=""><text:span text:style-name="a800" text:class-names=""/></text:p>
          <text:p text:style-name="a803" text:class-names="" text:cond-style-name=""><text:span text:style-name="a802" text:class-names=""><text:s text:c="1"/></text:span></text:p>
          <draw:enhanced-geometry xmlns:dr3d="urn:oasis:names:tc:opendocument:xmlns:dr3d:1.0" draw:type="non-primitive" svg:viewBox="0 0 21600 21600" draw:enhanced-path="M 0 0 L 21600 0 21600 21600 0 21600 Z N"/>
        </draw:custom-shape>
        <draw:custom-shape svg:x="0.2029in" svg:y="1.54427in" svg:width="12.5942in" svg:height="5.75566in" draw:id="id91" draw:style-name="a827" draw:name="Rectangle 6">
          <svg:title/>
          <svg:desc/>
          <text:p text:style-name="a806" text:class-names="" text:cond-style-name=""><text:span text:style-name="a805" text:class-names="">4)SQL SECURITY DEFINER</text:span></text:p>
          <text:list text:style-name="a809">
            <text:list-item>
              <text:p text:style-name="a808" text:class-names="" text:cond-style-name=""><text:span text:style-name="a807" text:class-names="">SQL SECURITY, can be either SQL SECURITY DEFINER or SQL SECURITY INVOKER. </text:span></text:p>
            </text:list-item>
          </text:list>
          <text:p text:style-name="a811" text:class-names="" text:cond-style-name=""><text:span text:style-name="a810" text:class-names=""><text:s text:c="5"/>This gets us into the realm of privileges. We're going to have an exercise that tests </text:span></text:p>
          <text:p text:style-name="a813" text:class-names="" text:cond-style-name=""><text:span text:style-name="a812" text:class-names=""><text:s text:c="5"/>privileges later on.<text:s text:c="1"/></text:span></text:p>
          <text:list text:style-name="a816">
            <text:list-item>
              <text:p text:style-name="a815" text:class-names="" text:cond-style-name=""><text:span text:style-name="a814" text:class-names="">SQL SECURITY DEFINER is an instruction that tells the MySQL server to check the privileges of the user who created the procedure ­­ at the time that the procedure is called, regardless of  which user is doing the CALL. The other option tells the server to check the caller's privileges instead.</text:span></text:p>
            </text:list-item>
          </text:list>
          <text:p text:style-name="a818" text:class-names="" text:cond-style-name=""><text:span text:style-name="a817" text:class-names="">5) COMMENT 'A Procedure'<text:s text:c="1"/></text:span></text:p>
          <text:list text:style-name="a821">
            <text:list-item>
              <text:p text:style-name="a820" text:class-names="" text:cond-style-name=""><text:span text:style-name="a819" text:class-names="">COMMENT 'A procedure' is an optional remark.</text:span></text:p>
            </text:list-item>
          </text:list>
          <text:list text:style-name="a824">
            <text:list-item>
              <text:p text:style-name="a823" text:class-names="" text:cond-style-name=""><text:span text:style-name="a822" text:class-names="">The comment clause is something that will be stored along with the procedure definition. It is non­standard. I'll point out anything non­standard as I go along, but luckily that will be rare.<text:s text:c="1"/></text:span></text:p>
            </text:list-item>
          </text:list>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page>
      <draw:page draw:name="Slide16" draw:style-name="a828" draw:master-page-name="Master1-Layout7-blank-Blank" presentation:presentation-page-layout-name="Master1-PPL7" draw:id="Slide-271">
        <draw:frame draw:id="id92" presentation:style-name="a831" draw:name="Title 1" svg:x="0in" svg:y="0.17535in" svg:width="10in" svg:height="0.99306in" presentation:class="title" presentation:placeholder="false">
          <draw:text-box>
            <text:p text:style-name="a830" text:class-names="" text:cond-style-name=""><text:span text:style-name="a829" text:class-names="">Characteristics Clauses Continued</text:span></text:p>
          </draw:text-box>
          <svg:title/>
          <svg:desc/>
        </draw:frame>
        <draw:custom-shape svg:x="0in" svg:y="1.32465in" svg:width="13.15942in" svg:height="5.68835in" draw:id="id93" draw:style-name="a861" draw:name="Rectangle 4">
          <svg:title/>
          <svg:desc/>
          <text:p text:style-name="a833" text:class-names="" text:cond-style-name=""><text:span text:style-name="a832" text:class-names="">CREATE PROCEDURE p2 ()<text:s text:c="1"/></text:span></text:p>
          <text:p text:style-name="a835" text:class-names="" text:cond-style-name=""><text:span text:style-name="a834" text:class-names="">LANGUAGE SQL<text:s text:c="1"/></text:span></text:p>
          <text:p text:style-name="a837" text:class-names="" text:cond-style-name=""><text:span text:style-name="a836" text:class-names="">NOT DETERMINISTIC<text:s text:c="1"/></text:span></text:p>
          <text:p text:style-name="a839" text:class-names="" text:cond-style-name=""><text:span text:style-name="a838" text:class-names="">CONTAINS SQL SQL<text:s text:c="1"/></text:span></text:p>
          <text:p text:style-name="a841" text:class-names="" text:cond-style-name=""><text:span text:style-name="a840" text:class-names="">SECURITY DEFINER<text:s text:c="1"/></text:span></text:p>
          <text:p text:style-name="a843" text:class-names="" text:cond-style-name=""><text:span text:style-name="a842" text:class-names="">COMMENT ‘ '<text:s text:c="1"/></text:span></text:p>
          <text:p text:style-name="a845" text:class-names="" text:cond-style-name=""><text:span text:style-name="a844" text:class-names="">SELECT CURRENT_DATE, RAND() FROM t //</text:span></text:p>
          <text:p text:style-name="a847" text:class-names="" text:cond-style-name=""><text:span text:style-name="a846" text:class-names="">Is the same as:</text:span></text:p>
          <text:p text:style-name="a850" text:class-names="" text:cond-style-name=""><text:span text:style-name="a848" text:class-names="">CREATE PROCEDURE p2 ()<text:s text:c="1"/></text:span><text:span text:style-name="a849" text:class-names=""/></text:p>
          <text:p text:style-name="a852" text:class-names="" text:cond-style-name=""><text:span text:style-name="a851" text:class-names="">SELECT CURRENT_DATE, RAND() FROM t //</text:span></text:p>
          <text:list text:style-name="a856">
            <text:list-item>
              <text:p text:style-name="a855" text:class-names="" text:cond-style-name=""><text:span text:style-name="a853" text:class-names="">The characteristics clauses have defaults. If I omit them all, that's the same as saying LANGUAGE SQL NOT DETERMINISTIC CONTAINS SQL SQL SECURITY DEFINER COMMENT ''.</text:span><text:span text:style-name="a854" text:class-names=""/></text:p>
            </text:list-item>
          </text:list>
          <text:p text:style-name="a858" text:class-names="" text:cond-style-name=""><text:span text:style-name="a857" text:class-names=""/></text:p>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page>
      <draw:page draw:name="Slide19" draw:style-name="a862" draw:master-page-name="Master1-Layout7-blank-Blank" presentation:presentation-page-layout-name="Master1-PPL7" draw:id="Slide-274">
        <draw:frame draw:id="id94" presentation:style-name="a866" draw:name="Title 1" svg:x="0in" svg:y="0.17535in" svg:width="10in" svg:height="0.99306in" presentation:class="title" presentation:placeholder="false">
          <draw:text-box>
            <text:p text:style-name="a865" text:class-names="" text:cond-style-name=""><text:span text:style-name="a863" text:class-names="">Stored procedures</text:span><text:span text:style-name="a864" text:class-names=""/></text:p>
          </draw:text-box>
          <svg:title/>
          <svg:desc/>
        </draw:frame>
        <draw:frame draw:id="id95" presentation:style-name="a880" draw:name="Subtitle 2" svg:x="0in" svg:y="1.32465in" svg:width="12.65217in" svg:height="5.67535in" presentation:class="subtitle" presentation:placeholder="false">
          <draw:text-box>
            <text:list text:style-name="a869">
              <text:list-item>
                <text:p text:style-name="a868" text:class-names="" text:cond-style-name=""><text:span text:style-name="a867" text:class-names="">Exercise:</text:span></text:p>
              </text:list-item>
            </text:list>
            <text:list text:style-name="a872">
              <text:list-item>
                <text:p text:style-name="a871" text:class-names="" text:cond-style-name=""><text:span text:style-name="a870" text:class-names="">Create a procedure. The procedure should display 'Hello, world'.</text:span></text:p>
              </text:list-item>
            </text:list>
            <text:p text:style-name="a874" text:class-names="" text:cond-style-name=""><text:span text:style-name="a873" text:class-names=""/></text:p>
            <text:p text:style-name="a876" text:class-names="" text:cond-style-name=""><text:span text:style-name="a875" text:class-names=""/></text:p>
            <text:list text:style-name="a879">
              <text:list-item>
                <text:p text:style-name="a878" text:class-names="" text:cond-style-name=""><text:span text:style-name="a877" text:class-names=""/></text:p>
              </text:list-item>
            </text:list>
          </draw:text-box>
          <svg:title/>
          <svg:desc/>
        </draw:frame>
      </draw:page>
      <draw:page draw:name="Slide20" draw:style-name="a881" draw:master-page-name="Master1-Layout7-blank-Blank" presentation:presentation-page-layout-name="Master1-PPL7" draw:id="Slide-275">
        <draw:frame draw:id="id96" presentation:style-name="a884" draw:name="Title 1" svg:x="0in" svg:y="0.17535in" svg:width="10in" svg:height="0.99306in" presentation:class="title" presentation:placeholder="false">
          <draw:text-box>
            <text:p text:style-name="a883" text:class-names="" text:cond-style-name=""><text:span text:style-name="a882" text:class-names="">Parameters  </text:span></text:p>
          </draw:text-box>
          <svg:title/>
          <svg:desc/>
        </draw:frame>
        <draw:frame draw:id="id97" presentation:style-name="a921" draw:name="Subtitle 2" svg:x="0in" svg:y="1.32465in" svg:width="12.52174in" svg:height="5.48694in" presentation:class="subtitle" presentation:placeholder="false">
          <draw:text-box>
            <text:list text:style-name="a887">
              <text:list-item>
                <text:p text:style-name="a886" text:class-names="" text:cond-style-name=""><text:span text:style-name="a885" text:class-names="">CREATE PROCEDURE p5 () ...<text:s text:c="1"/></text:span></text:p>
              </text:list-item>
            </text:list>
            <text:list text:style-name="a890">
              <text:list-item>
                <text:p text:style-name="a889" text:class-names="" text:cond-style-name=""><text:span text:style-name="a888" text:class-names="">CREATE PROCEDURE p5 ([IN] name data-type) ...</text:span></text:p>
              </text:list-item>
            </text:list>
            <text:list text:style-name="a893">
              <text:list-item>
                <text:p text:style-name="a892" text:class-names="" text:cond-style-name=""><text:span text:style-name="a891" text:class-names="">CREATE PROCEDURE p5 (OUT name data-type) ...</text:span></text:p>
              </text:list-item>
            </text:list>
            <text:list text:style-name="a896">
              <text:list-item>
                <text:p text:style-name="a895" text:class-names="" text:cond-style-name=""><text:span text:style-name="a894" text:class-names="">CREATE PROCEDURE p5 (INOUT name data-type) ...</text:span></text:p>
              </text:list-item>
            </text:list>
            <text:p text:style-name="a898" text:class-names="" text:cond-style-name=""><text:span text:style-name="a897" text:class-names="">Recall that the parameter list is what's between the parentheses just after the stored procedure name.</text:span></text:p>
            <text:list text:style-name="a901">
              <text:list-item>
                <text:p text:style-name="a900" text:class-names="" text:cond-style-name=""><text:span text:style-name="a899" text:class-names="">In the first example the parameter list is empty.</text:span></text:p>
              </text:list-item>
            </text:list>
            <text:list text:style-name="a904">
              <text:list-item>
                <text:p text:style-name="a903" text:class-names="" text:cond-style-name=""><text:span text:style-name="a902" text:class-names="">In the second example there is one input parameter. The word IN is optional because parameters are IN (input) by default.</text:span></text:p>
              </text:list-item>
            </text:list>
            <text:list text:style-name="a907">
              <text:list-item>
                <text:p text:style-name="a906" text:class-names="" text:cond-style-name=""><text:span text:style-name="a905" text:class-names=""><text:s text:c="1"/>In the third example there is one output parameter.</text:span></text:p>
              </text:list-item>
            </text:list>
            <text:list text:style-name="a910">
              <text:list-item>
                <text:p text:style-name="a909" text:class-names="" text:cond-style-name=""><text:span text:style-name="a908" text:class-names="">In the fourth example there is one parameter which is both input and output.</text:span></text:p>
              </text:list-item>
            </text:list>
            <text:p text:style-name="a912" text:class-names="" text:cond-style-name=""><text:span text:style-name="a911" text:class-names=""/></text:p>
            <text:p text:style-name="a914" text:class-names="" text:cond-style-name=""><text:span text:style-name="a913" text:class-names=""/></text:p>
            <text:list text:style-name="a917">
              <text:list-item>
                <text:p text:style-name="a916" text:class-names="" text:cond-style-name=""><text:span text:style-name="a915" text:class-names=""/></text:p>
              </text:list-item>
            </text:list>
            <text:list text:style-name="a920">
              <text:list-item>
                <text:p text:style-name="a919" text:class-names="" text:cond-style-name=""><text:span text:style-name="a918" text:class-names=""/></text:p>
              </text:list-item>
            </text:list>
          </draw:text-box>
          <svg:title/>
          <svg:desc/>
        </draw:frame>
      </draw:page>
      <draw:page draw:name="Slide21" draw:style-name="a922" draw:master-page-name="Master1-Layout7-blank-Blank" presentation:presentation-page-layout-name="Master1-PPL7" draw:id="Slide-276">
        <draw:frame draw:id="id98" presentation:style-name="a925" draw:name="Title 1" svg:x="0in" svg:y="0.17535in" svg:width="10in" svg:height="0.99306in" presentation:class="title" presentation:placeholder="false">
          <draw:text-box>
            <text:p text:style-name="a924" text:class-names="" text:cond-style-name=""><text:span text:style-name="a923" text:class-names="">Parameters  </text:span></text:p>
          </draw:text-box>
          <svg:title/>
          <svg:desc/>
        </draw:frame>
        <draw:frame draw:id="id99" presentation:style-name="a960" draw:name="Subtitle 2" svg:x="0in" svg:y="1.32465in" svg:width="13.08696in" svg:height="5.67535in" presentation:class="subtitle" presentation:placeholder="false">
          <draw:text-box>
            <text:list text:style-name="a928">
              <text:list-item>
                <text:p text:style-name="a927" text:class-names="" text:cond-style-name=""><text:span text:style-name="a926" text:class-names="">IN example</text:span></text:p>
              </text:list-item>
            </text:list>
            <text:p text:style-name="a931" text:class-names="" text:cond-style-name=""><text:span text:style-name="a929" text:class-names="">CREATE PROCEDURE</text:span><text:span text:style-name="a930" text:class-names=""><text:s text:c="1"/>p5(p INT) SET @x = p //</text:span></text:p>
            <text:p text:style-name="a933" text:class-names="" text:cond-style-name=""><text:span text:style-name="a932" text:class-names="">CALL p5(12345)//<text:s text:c="1"/></text:span></text:p>
            <text:p text:style-name="a935" text:class-names="" text:cond-style-name=""><text:span text:style-name="a934" text:class-names="">SELECT @x //</text:span></text:p>
            <text:list text:style-name="a939">
              <text:list-item>
                <text:p text:style-name="a938" text:class-names="" text:cond-style-name=""><text:span text:style-name="a936" text:class-names="">The IN example shows a procedure with an input parameter. In the body of the procedure, I say that I want to set a session variable named x to the value of whatever the value of the parameter p is. Then I call the procedure and pass 12345 as the argument for parameter p. Then I select the session variable, to prove that it got the value that I passed, 12345.</text:span><text:span text:style-name="a937" text:class-names=""/></text:p>
              </text:list-item>
            </text:list>
            <text:p text:style-name="a941" text:class-names="" text:cond-style-name=""><text:span text:style-name="a940" text:class-names=""/></text:p>
            <text:p text:style-name="a943" text:class-names="" text:cond-style-name=""><text:span text:style-name="a942" text:class-names=""/></text:p>
            <text:p text:style-name="a945" text:class-names="" text:cond-style-name=""><text:span text:style-name="a944" text:class-names=""/></text:p>
            <text:p text:style-name="a947" text:class-names="" text:cond-style-name=""><text:span text:style-name="a946" text:class-names=""/></text:p>
            <text:p text:style-name="a949" text:class-names="" text:cond-style-name=""><text:span text:style-name="a948" text:class-names=""/></text:p>
            <text:p text:style-name="a951" text:class-names="" text:cond-style-name=""><text:span text:style-name="a950" text:class-names=""/></text:p>
            <text:p text:style-name="a953" text:class-names="" text:cond-style-name=""><text:span text:style-name="a952" text:class-names=""/></text:p>
            <text:list text:style-name="a956">
              <text:list-item>
                <text:p text:style-name="a955" text:class-names="" text:cond-style-name=""><text:span text:style-name="a954" text:class-names=""/></text:p>
              </text:list-item>
            </text:list>
            <text:list text:style-name="a959">
              <text:list-item>
                <text:p text:style-name="a958" text:class-names="" text:cond-style-name=""><text:span text:style-name="a957" text:class-names=""/></text:p>
              </text:list-item>
            </text:list>
          </draw:text-box>
          <svg:title/>
          <svg:desc/>
        </draw:frame>
      </draw:page>
      <draw:page draw:name="Slide23" draw:style-name="a961" draw:master-page-name="Master1-Layout7-blank-Blank" presentation:presentation-page-layout-name="Master1-PPL7" draw:id="Slide-278">
        <draw:frame draw:id="id100" presentation:style-name="a964" draw:name="Title 1" svg:x="0in" svg:y="0.17535in" svg:width="10in" svg:height="0.99306in" presentation:class="title" presentation:placeholder="false">
          <draw:text-box>
            <text:p text:style-name="a963" text:class-names="" text:cond-style-name=""><text:span text:style-name="a962" text:class-names="">Parameters  </text:span></text:p>
          </draw:text-box>
          <svg:title/>
          <svg:desc/>
        </draw:frame>
        <draw:frame draw:id="id101" presentation:style-name="a1004" draw:name="Subtitle 2" svg:x="0in" svg:y="1.32465in" svg:width="13.08696in" svg:height="5.67535in" presentation:class="subtitle" presentation:placeholder="false">
          <draw:text-box>
            <text:list text:style-name="a967">
              <text:list-item>
                <text:p text:style-name="a966" text:class-names="" text:cond-style-name=""><text:span text:style-name="a965" text:class-names="">OUT example</text:span></text:p>
              </text:list-item>
            </text:list>
            <text:p text:style-name="a969" text:class-names="" text:cond-style-name=""><text:span text:style-name="a968" text:class-names="">CREATE PROCEDURE p6 (OUT p INT)</text:span></text:p>
            <text:p text:style-name="a971" text:class-names="" text:cond-style-name=""><text:span text:style-name="a970" text:class-names="">SET p = -5 //</text:span></text:p>
            <text:p text:style-name="a973" text:class-names="" text:cond-style-name=""><text:span text:style-name="a972" text:class-names="">CALL p6(@y) //</text:span></text:p>
            <text:p text:style-name="a975" text:class-names="" text:cond-style-name=""><text:span text:style-name="a974" text:class-names="">SELECT @y //</text:span></text:p>
            <text:list text:style-name="a978">
              <text:list-item>
                <text:p text:style-name="a977" text:class-names="" text:cond-style-name=""><text:span text:style-name="a976" text:class-names="">Now here's an example where I go the other way. This time p is the name of an </text:span></text:p>
              </text:list-item>
            </text:list>
            <text:p text:style-name="a980" text:class-names="" text:cond-style-name=""><text:span text:style-name="a979" text:class-names=""><text:s text:c="3"/>output parameter and I'm passing its value to a session variable named @y, </text:span></text:p>
            <text:p text:style-name="a983" text:class-names="" text:cond-style-name=""><text:span text:style-name="a981" text:class-names=""><text:s text:c="3"/>in the CALL statement.</text:span><text:span text:style-name="a982" text:class-names=""/></text:p>
            <text:p text:style-name="a985" text:class-names="" text:cond-style-name=""><text:span text:style-name="a984" text:class-names=""/></text:p>
            <text:p text:style-name="a987" text:class-names="" text:cond-style-name=""><text:span text:style-name="a986" text:class-names=""/></text:p>
            <text:p text:style-name="a989" text:class-names="" text:cond-style-name=""><text:span text:style-name="a988" text:class-names=""/></text:p>
            <text:p text:style-name="a991" text:class-names="" text:cond-style-name=""><text:span text:style-name="a990" text:class-names=""/></text:p>
            <text:p text:style-name="a993" text:class-names="" text:cond-style-name=""><text:span text:style-name="a992" text:class-names=""/></text:p>
            <text:p text:style-name="a995" text:class-names="" text:cond-style-name=""><text:span text:style-name="a994" text:class-names=""/></text:p>
            <text:p text:style-name="a997" text:class-names="" text:cond-style-name=""><text:span text:style-name="a996" text:class-names=""/></text:p>
            <text:list text:style-name="a1000">
              <text:list-item>
                <text:p text:style-name="a999" text:class-names="" text:cond-style-name=""><text:span text:style-name="a998" text:class-names=""/></text:p>
              </text:list-item>
            </text:list>
            <text:list text:style-name="a1003">
              <text:list-item>
                <text:p text:style-name="a1002" text:class-names="" text:cond-style-name=""><text:span text:style-name="a1001" text:class-names=""/></text:p>
              </text:list-item>
            </text:list>
          </draw:text-box>
          <svg:title/>
          <svg:desc/>
        </draw:frame>
      </draw:page>
      <draw:page draw:name="Slide24" draw:style-name="a1005" draw:master-page-name="Master1-Layout7-blank-Blank" presentation:presentation-page-layout-name="Master1-PPL7" draw:id="Slide-279">
        <draw:frame draw:id="id102" presentation:style-name="a1011" draw:name="Title 1" svg:x="0in" svg:y="0.17535in" svg:width="10in" svg:height="0.99306in" presentation:class="title" presentation:placeholder="false">
          <draw:text-box>
            <text:p text:style-name="a1010" text:class-names="" text:cond-style-name=""><text:span text:style-name="a1006" text:class-names="">Compound</text:span><text:span text:style-name="a1007" text:class-names=""> </text:span><text:span text:style-name="a1008" text:class-names="">statements</text:span><text:span text:style-name="a1009" text:class-names="">   </text:span></text:p>
          </draw:text-box>
          <svg:title/>
          <svg:desc/>
        </draw:frame>
        <draw:frame draw:id="id103" presentation:style-name="a1054" draw:name="Subtitle 2" svg:x="0in" svg:y="1.32465in" svg:width="13.08696in" svg:height="5.67535in" presentation:class="subtitle" presentation:placeholder="false">
          <draw:text-box>
            <text:p text:style-name="a1013" text:class-names="" text:cond-style-name=""><text:span text:style-name="a1012" text:class-names="">Let’s expand what’s in the procedure body now.</text:span></text:p>
            <text:p text:style-name="a1015" text:class-names="" text:cond-style-name=""><text:span text:style-name="a1014" text:class-names="">CREATE PROCEDURE p7()<text:s text:c="1"/></text:span></text:p>
            <text:p text:style-name="a1017" text:class-names="" text:cond-style-name=""><text:span text:style-name="a1016" text:class-names="">BEGIN<text:s text:c="1"/></text:span></text:p>
            <text:p text:style-name="a1019" text:class-names="" text:cond-style-name=""><text:span text:style-name="a1018" text:class-names=""><text:s text:c="5"/>SET @a = 5;<text:s text:c="1"/></text:span></text:p>
            <text:p text:style-name="a1021" text:class-names="" text:cond-style-name=""><text:span text:style-name="a1020" text:class-names=""><text:s text:c="5"/>SET @b = 5;<text:s text:c="1"/></text:span></text:p>
            <text:p text:style-name="a1023" text:class-names="" text:cond-style-name=""><text:span text:style-name="a1022" text:class-names=""><text:s text:c="5"/>INSERT INTO t VALUES (@a);<text:s text:c="1"/></text:span></text:p>
            <text:p text:style-name="a1025" text:class-names="" text:cond-style-name=""><text:span text:style-name="a1024" text:class-names=""><text:s text:c="5"/>SELECT s1 * @a FROM t WHERE s1 &gt;= @b;<text:s text:c="1"/></text:span></text:p>
            <text:p text:style-name="a1027" text:class-names="" text:cond-style-name=""><text:span text:style-name="a1026" text:class-names="">END; //</text:span></text:p>
            <text:list text:style-name="a1033">
              <text:list-item>
                <text:p text:style-name="a1032" text:class-names="" text:cond-style-name=""><text:span text:style-name="a1028" text:class-names="">You need a </text:span><text:span text:style-name="a1029" text:class-names="">BEGIN/END</text:span><text:span text:style-name="a1030" text:class-names=""> block when you have more than one statement in the procedure. But that's not all. The BEGIN/END block, also called a compound statement, is the place where you can define variables and flow­ of ­control.</text:span><text:span text:style-name="a1031" text:class-names=""/></text:p>
              </text:list-item>
            </text:list>
            <text:p text:style-name="a1035" text:class-names="" text:cond-style-name=""><text:span text:style-name="a1034" text:class-names=""/></text:p>
            <text:p text:style-name="a1037" text:class-names="" text:cond-style-name=""><text:span text:style-name="a1036" text:class-names=""/></text:p>
            <text:p text:style-name="a1039" text:class-names="" text:cond-style-name=""><text:span text:style-name="a1038" text:class-names=""/></text:p>
            <text:p text:style-name="a1041" text:class-names="" text:cond-style-name=""><text:span text:style-name="a1040" text:class-names=""/></text:p>
            <text:p text:style-name="a1043" text:class-names="" text:cond-style-name=""><text:span text:style-name="a1042" text:class-names=""/></text:p>
            <text:p text:style-name="a1045" text:class-names="" text:cond-style-name=""><text:span text:style-name="a1044" text:class-names=""/></text:p>
            <text:p text:style-name="a1047" text:class-names="" text:cond-style-name=""><text:span text:style-name="a1046" text:class-names=""/></text:p>
            <text:list text:style-name="a1050">
              <text:list-item>
                <text:p text:style-name="a1049" text:class-names="" text:cond-style-name=""><text:span text:style-name="a1048" text:class-names=""/></text:p>
              </text:list-item>
            </text:list>
            <text:list text:style-name="a1053">
              <text:list-item>
                <text:p text:style-name="a1052" text:class-names="" text:cond-style-name=""><text:span text:style-name="a1051" text:class-names=""/></text:p>
              </text:list-item>
            </text:list>
          </draw:text-box>
          <svg:title/>
          <svg:desc/>
        </draw:frame>
      </draw:page>
      <draw:page draw:name="Slide25" draw:style-name="a1055" draw:master-page-name="Master1-Layout7-blank-Blank" presentation:presentation-page-layout-name="Master1-PPL7" draw:id="Slide-280">
        <draw:frame draw:id="id104" presentation:style-name="a1058" draw:name="Title 1" svg:x="0in" svg:y="0.17535in" svg:width="10in" svg:height="0.99306in" presentation:class="title" presentation:placeholder="false">
          <draw:text-box>
            <text:p text:style-name="a1057" text:class-names="" text:cond-style-name=""><text:span text:style-name="a1056" text:class-names="">The New SQL Statements</text:span></text:p>
          </draw:text-box>
          <svg:title/>
          <svg:desc/>
        </draw:frame>
        <draw:frame draw:id="id105" presentation:style-name="a1095" draw:name="Subtitle 2" svg:x="0.45455in" svg:y="1.28569in" svg:width="11.84415in" svg:height="5.67535in" presentation:class="subtitle" presentation:placeholder="false">
          <draw:text-box>
            <text:p text:style-name="a1062" text:class-names="" text:cond-style-name=""><text:span text:style-name="a1059" text:class-names="">The new statements:<text:s text:c="1"/></text:span><text:span text:style-name="a1060" text:class-names=""> </text:span><text:span text:style-name="a1061" text:class-names=""> </text:span></text:p>
            <text:list text:style-name="a1065">
              <text:list-item>
                <text:p text:style-name="a1064" text:class-names="" text:cond-style-name=""><text:span text:style-name="a1063" text:class-names="">are part of the ANSI/ISO “Persistent Stored Modules” (PSM) language   </text:span></text:p>
              </text:list-item>
            </text:list>
            <text:list text:style-name="a1068">
              <text:list-item>
                <text:p text:style-name="a1067" text:class-names="" text:cond-style-name=""><text:span text:style-name="a1066" text:class-names="">are legal within compound (BEGIN ... END) statements   </text:span></text:p>
              </text:list-item>
            </text:list>
            <text:list text:style-name="a1071">
              <text:list-item>
                <text:p text:style-name="a1070" text:class-names="" text:cond-style-name=""><text:span text:style-name="a1069" text:class-names="">include a DECLARE statement for variable declaration   </text:span></text:p>
              </text:list-item>
            </text:list>
            <text:list text:style-name="a1075">
              <text:list-item>
                <text:p text:style-name="a1074" text:class-names="" text:cond-style-name=""><text:span text:style-name="a1072" text:class-names="">include IF, LOOP, WHILE, REPEAT, etc. for flow of control.</text:span><text:span text:style-name="a1073" text:class-names=""/></text:p>
              </text:list-item>
            </text:list>
            <text:p text:style-name="a1078" text:class-names="" text:cond-style-name=""><text:span text:style-name="a1076" text:class-names="">In the next pages I'll talk more about the new statements.</text:span><text:span text:style-name="a1077" text:class-names=""/></text:p>
            <text:p text:style-name="a1080" text:class-names="" text:cond-style-name=""><text:span text:style-name="a1079" text:class-names=""/></text:p>
            <text:p text:style-name="a1082" text:class-names="" text:cond-style-name=""><text:span text:style-name="a1081" text:class-names=""/></text:p>
            <text:p text:style-name="a1084" text:class-names="" text:cond-style-name=""><text:span text:style-name="a1083" text:class-names=""/></text:p>
            <text:p text:style-name="a1086" text:class-names="" text:cond-style-name=""><text:span text:style-name="a1085" text:class-names=""/></text:p>
            <text:p text:style-name="a1088" text:class-names="" text:cond-style-name=""><text:span text:style-name="a1087" text:class-names=""/></text:p>
            <text:list text:style-name="a1091">
              <text:list-item>
                <text:p text:style-name="a1090" text:class-names="" text:cond-style-name=""><text:span text:style-name="a1089" text:class-names=""/></text:p>
              </text:list-item>
            </text:list>
            <text:list text:style-name="a1094">
              <text:list-item>
                <text:p text:style-name="a1093" text:class-names="" text:cond-style-name=""><text:span text:style-name="a1092" text:class-names=""/></text:p>
              </text:list-item>
            </text:list>
          </draw:text-box>
          <svg:title/>
          <svg:desc/>
        </draw:frame>
      </draw:page>
      <draw:page draw:name="Slide26" draw:style-name="a1096" draw:master-page-name="Master1-Layout7-blank-Blank" presentation:presentation-page-layout-name="Master1-PPL7" draw:id="Slide-281">
        <draw:frame draw:id="id106" presentation:style-name="a1099" draw:name="Title 1" svg:x="0in" svg:y="0.17535in" svg:width="10in" svg:height="0.99306in" presentation:class="title" presentation:placeholder="false">
          <draw:text-box>
            <text:p text:style-name="a1098" text:class-names="" text:cond-style-name=""><text:span text:style-name="a1097" text:class-names="">Variables</text:span></text:p>
          </draw:text-box>
          <svg:title/>
          <svg:desc/>
        </draw:frame>
        <draw:frame draw:id="id107" presentation:style-name="a1140" draw:name="Subtitle 2" svg:x="0in" svg:y="1.32465in" svg:width="13.08696in" svg:height="5.67535in" presentation:class="subtitle" presentation:placeholder="false">
          <draw:text-box>
            <text:list text:style-name="a1102">
              <text:list-item>
                <text:p text:style-name="a1101" text:class-names="" text:cond-style-name=""><text:span text:style-name="a1100" text:class-names="">The DECLARE statement is used to define local variables in a BEGIN..END </text:span></text:p>
              </text:list-item>
            </text:list>
            <text:p text:style-name="a1104" text:class-names="" text:cond-style-name=""><text:span text:style-name="a1103" text:class-names=""><text:s text:c="3"/>statement.</text:span></text:p>
            <text:p text:style-name="a1106" text:class-names="" text:cond-style-name=""><text:span text:style-name="a1105" text:class-names="">(1) Example with two DECLARE statements</text:span></text:p>
            <text:p text:style-name="a1108" text:class-names="" text:cond-style-name=""><text:span text:style-name="a1107" text:class-names="">CREATE PROCEDURE p8 ()<text:s text:c="1"/></text:span></text:p>
            <text:p text:style-name="a1110" text:class-names="" text:cond-style-name=""><text:span text:style-name="a1109" text:class-names="">BEGIN<text:s text:c="1"/></text:span></text:p>
            <text:p text:style-name="a1112" text:class-names="" text:cond-style-name=""><text:span text:style-name="a1111" text:class-names=""><text:s text:c="3"/>DECLARE a INT;<text:s text:c="1"/></text:span></text:p>
            <text:p text:style-name="a1114" text:class-names="" text:cond-style-name=""><text:span text:style-name="a1113" text:class-names=""><text:s text:c="3"/>DECLARE b INT;<text:s text:c="1"/></text:span></text:p>
            <text:p text:style-name="a1116" text:class-names="" text:cond-style-name=""><text:span text:style-name="a1115" text:class-names=""><text:s text:c="3"/>SET a = 5;<text:s text:c="1"/></text:span></text:p>
            <text:p text:style-name="a1118" text:class-names="" text:cond-style-name=""><text:span text:style-name="a1117" text:class-names=""><text:s text:c="3"/>SET b = 5;<text:s text:c="1"/></text:span></text:p>
            <text:p text:style-name="a1120" text:class-names="" text:cond-style-name=""><text:span text:style-name="a1119" text:class-names=""><text:s text:c="3"/>INSERT INTO t VALUES (a);<text:s text:c="1"/></text:span></text:p>
            <text:p text:style-name="a1122" text:class-names="" text:cond-style-name=""><text:span text:style-name="a1121" text:class-names=""><text:s text:c="3"/>SELECT s1 * a FROM t WHERE s1 &gt;= b;<text:s text:c="1"/></text:span></text:p>
            <text:p text:style-name="a1125" text:class-names="" text:cond-style-name=""><text:span text:style-name="a1123" text:class-names="">END; //</text:span><text:span text:style-name="a1124" text:class-names=""/></text:p>
            <text:p text:style-name="a1127" text:class-names="" text:cond-style-name=""><text:span text:style-name="a1126" text:class-names=""/></text:p>
            <text:p text:style-name="a1129" text:class-names="" text:cond-style-name=""><text:span text:style-name="a1128" text:class-names=""/></text:p>
            <text:p text:style-name="a1131" text:class-names="" text:cond-style-name=""><text:span text:style-name="a1130" text:class-names=""/></text:p>
            <text:p text:style-name="a1133" text:class-names="" text:cond-style-name=""><text:span text:style-name="a1132" text:class-names=""/></text:p>
            <text:list text:style-name="a1136">
              <text:list-item>
                <text:p text:style-name="a1135" text:class-names="" text:cond-style-name=""><text:span text:style-name="a1134" text:class-names=""/></text:p>
              </text:list-item>
            </text:list>
            <text:list text:style-name="a1139">
              <text:list-item>
                <text:p text:style-name="a1138" text:class-names="" text:cond-style-name=""><text:span text:style-name="a1137" text:class-names=""/></text:p>
              </text:list-item>
            </text:list>
          </draw:text-box>
          <svg:title/>
          <svg:desc/>
        </draw:frame>
      </draw:page>
      <draw:page draw:name="Slide27" draw:style-name="a1141" draw:master-page-name="Master1-Layout7-blank-Blank" presentation:presentation-page-layout-name="Master1-PPL7" draw:id="Slide-282">
        <draw:frame draw:id="id108" presentation:style-name="a1144" draw:name="Title 1" svg:x="0in" svg:y="0.17535in" svg:width="10in" svg:height="0.99306in" presentation:class="title" presentation:placeholder="false">
          <draw:text-box>
            <text:p text:style-name="a1143" text:class-names="" text:cond-style-name=""><text:span text:style-name="a1142" text:class-names="">Variables Continued</text:span></text:p>
          </draw:text-box>
          <svg:title/>
          <svg:desc/>
        </draw:frame>
        <draw:custom-shape svg:x="0in" svg:y="1.32465in" svg:width="13.08696in" svg:height="7.33763in" draw:id="id109" draw:style-name="a1193" draw:name="Rectangle 4">
          <svg:title/>
          <svg:desc/>
          <text:list text:style-name="a1151">
            <text:list-item>
              <text:p text:style-name="a1150" text:class-names="" text:cond-style-name=""><text:span text:style-name="a1145" text:class-names="">You don't really define variables within the stored procedure. You define them within the<text:s text:c="1"/></text:span><text:span text:style-name="a1146" text:class-names="">BEGIN</text:span><text:span text:style-name="a1147" text:class-names="">/</text:span><text:span text:style-name="a1148" text:class-names="">END</text:span><text:span text:style-name="a1149" text:class-names=""> block.</text:span></text:p>
            </text:list-item>
          </text:list>
          <text:list text:style-name="a1156">
            <text:list-item>
              <text:p text:style-name="a1155" text:class-names="" text:cond-style-name=""><text:span text:style-name="a1152" text:class-names="">Notice that these variables are not like session variables: You don't start them with an at sign (</text:span><text:span text:style-name="a1153" text:class-names="">@</text:span><text:span text:style-name="a1154" text:class-names="">).</text:span></text:p>
            </text:list-item>
          </text:list>
          <text:list text:style-name="a1159">
            <text:list-item>
              <text:p text:style-name="a1158" text:class-names="" text:cond-style-name=""><text:span text:style-name="a1157" text:class-names="">You must declare them explicitly at the start of the BEGIN/END block, along with their data types.</text:span></text:p>
            </text:list-item>
          </text:list>
          <text:list text:style-name="a1162">
            <text:list-item>
              <text:p text:style-name="a1161" text:class-names="" text:cond-style-name=""><text:span text:style-name="a1160" text:class-names="">Once you've declared a variable, you can use it anywhere that you would otherwise use any session variable, or literal, or column name.</text:span></text:p>
            </text:list-item>
          </text:list>
          <text:p text:style-name="a1164" text:class-names="" text:cond-style-name=""><text:span text:style-name="a1163" text:class-names="">(2) Example with no DEFAULT clause and SET statement<text:s text:c="1"/></text:span></text:p>
          <text:p text:style-name="a1166" text:class-names="" text:cond-style-name=""><text:span text:style-name="a1165" text:class-names="">CREATE PROCEDURE p9 ()<text:s text:c="1"/></text:span></text:p>
          <text:p text:style-name="a1168" text:class-names="" text:cond-style-name=""><text:span text:style-name="a1167" text:class-names="">BEGIN<text:s text:c="1"/></text:span></text:p>
          <text:p text:style-name="a1170" text:class-names="" text:cond-style-name=""><text:span text:style-name="a1169" text:class-names=""><text:s text:c="3"/>DECLARE a INT /* there is no DEFAULT clause */;<text:s text:c="1"/></text:span></text:p>
          <text:p text:style-name="a1172" text:class-names="" text:cond-style-name=""><text:span text:style-name="a1171" text:class-names=""><text:s text:c="3"/>DECLARE b INT /* there is no DEFAULT clause */;<text:s text:c="1"/></text:span></text:p>
          <text:p text:style-name="a1174" text:class-names="" text:cond-style-name=""><text:span text:style-name="a1173" text:class-names=""><text:s text:c="3"/>SET a = 5; <text:s text:c="3"/>/* there is a SET statement */<text:s text:c="1"/></text:span></text:p>
          <text:p text:style-name="a1176" text:class-names="" text:cond-style-name=""><text:span text:style-name="a1175" text:class-names=""><text:s text:c="3"/>SET b = 5; <text:s text:c="3"/>/* there is a SET statement */<text:s text:c="1"/></text:span></text:p>
          <text:p text:style-name="a1178" text:class-names="" text:cond-style-name=""><text:span text:style-name="a1177" text:class-names=""><text:s text:c="3"/>INSERT INTO t VALUES (a);<text:s text:c="1"/></text:span></text:p>
          <text:p text:style-name="a1180" text:class-names="" text:cond-style-name=""><text:span text:style-name="a1179" text:class-names="">SELECT s1 * a FROM t WHERE s1 &gt;= b;<text:s text:c="1"/></text:span></text:p>
          <text:p text:style-name="a1182" text:class-names="" text:cond-style-name=""><text:span text:style-name="a1181" text:class-names="">END; //</text:span></text:p>
          <text:p text:style-name="a1184" text:class-names="" text:cond-style-name=""><text:span text:style-name="a1183" text:class-names=""/></text:p>
          <text:p text:style-name="a1186" text:class-names="" text:cond-style-name=""><text:span text:style-name="a1185" text:class-names=""/></text:p>
          <text:p text:style-name="a1188" text:class-names="" text:cond-style-name=""><text:span text:style-name="a1187" text:class-names=""/></text:p>
          <text:p text:style-name="a1190" text:class-names="" text:cond-style-name=""><text:span text:style-name="a1189" text:class-names=""/></text:p>
          <text:p text:style-name="a1192" text:class-names="" text:cond-style-name=""><text:span text:style-name="a1191" text:class-names=""/></text:p>
          <draw:enhanced-geometry xmlns:dr3d="urn:oasis:names:tc:opendocument:xmlns:dr3d:1.0" draw:type="non-primitive" svg:viewBox="0 0 21600 21600" draw:enhanced-path="M 0 0 L 21600 0 21600 21600 0 21600 Z N"/>
        </draw:custom-shape>
      </draw:page>
      <draw:page draw:name="Slide28" draw:style-name="a1194" draw:master-page-name="Master1-Layout7-blank-Blank" presentation:presentation-page-layout-name="Master1-PPL7" draw:id="Slide-283">
        <draw:frame draw:id="id110" presentation:style-name="a1197" draw:name="Title 1" svg:x="0in" svg:y="0.17535in" svg:width="10in" svg:height="0.99306in" presentation:class="title" presentation:placeholder="false">
          <draw:text-box>
            <text:p text:style-name="a1196" text:class-names="" text:cond-style-name=""><text:span text:style-name="a1195" text:class-names="">Variables Continued</text:span></text:p>
          </draw:text-box>
          <svg:title/>
          <svg:desc/>
        </draw:frame>
        <draw:frame draw:id="id111" presentation:style-name="a1239" draw:name="Subtitle 2" svg:x="0in" svg:y="1.32465in" svg:width="13.08696in" svg:height="6.17535in" presentation:class="subtitle" presentation:placeholder="false">
          <draw:text-box>
            <text:list text:style-name="a1200">
              <text:list-item>
                <text:p text:style-name="a1199" text:class-names="" text:cond-style-name=""><text:span text:style-name="a1198" text:class-names="">There are several ways to initialize a variable. When declared without a </text:span></text:p>
              </text:list-item>
            </text:list>
            <text:p text:style-name="a1202" text:class-names="" text:cond-style-name=""><text:span text:style-name="a1201" text:class-names=""><text:s text:c="3"/>DEFAULT clause, the initial value of a variable is always NULL. You can use the </text:span></text:p>
            <text:p text:style-name="a1204" text:class-names="" text:cond-style-name=""><text:span text:style-name="a1203" text:class-names=""><text:s text:c="4"/>SET statement to assign another value to a variable.</text:span></text:p>
            <text:p text:style-name="a1206" text:class-names="" text:cond-style-name=""><text:span text:style-name="a1205" text:class-names="">(3) Example with DEFAULT clause<text:s text:c="1"/></text:span></text:p>
            <text:p text:style-name="a1208" text:class-names="" text:cond-style-name=""><text:span text:style-name="a1207" text:class-names="">CREATE PROCEDURE p10()<text:s text:c="1"/></text:span></text:p>
            <text:p text:style-name="a1210" text:class-names="" text:cond-style-name=""><text:span text:style-name="a1209" text:class-names="">BEGIN<text:s text:c="1"/></text:span></text:p>
            <text:p text:style-name="a1212" text:class-names="" text:cond-style-name=""><text:span text:style-name="a1211" text:class-names=""><text:s text:c="4"/>DECLARE a, b INT DEFAULT 5;<text:s text:c="1"/></text:span></text:p>
            <text:p text:style-name="a1214" text:class-names="" text:cond-style-name=""><text:span text:style-name="a1213" text:class-names=""><text:s text:c="4"/>INSERT INTO t VALUES (a);<text:s text:c="1"/></text:span></text:p>
            <text:p text:style-name="a1216" text:class-names="" text:cond-style-name=""><text:span text:style-name="a1215" text:class-names=""><text:s text:c="4"/>SELECT s1 * a FROM t WHERE s1 &gt;= b;<text:s text:c="1"/></text:span></text:p>
            <text:p text:style-name="a1218" text:class-names="" text:cond-style-name=""><text:span text:style-name="a1217" text:class-names="">END; //<text:s text:c="1"/></text:span></text:p>
            <text:list text:style-name="a1222">
              <text:list-item>
                <text:p text:style-name="a1221" text:class-names="" text:cond-style-name=""><text:span text:style-name="a1219" text:class-names="">Here's a variation that does the same thing. This time I'm putting both variable declarations on the same line and using a DEFAULT clause to set the initial value, rather than doing two separate DECLARE and SET statements. Both a and b are DEFAULT 5.</text:span><text:span text:style-name="a1220" text:class-names=""/></text:p>
              </text:list-item>
            </text:list>
            <text:p text:style-name="a1224" text:class-names="" text:cond-style-name=""><text:span text:style-name="a1223" text:class-names=""/></text:p>
            <text:p text:style-name="a1226" text:class-names="" text:cond-style-name=""><text:span text:style-name="a1225" text:class-names=""/></text:p>
            <text:p text:style-name="a1228" text:class-names="" text:cond-style-name=""><text:span text:style-name="a1227" text:class-names=""/></text:p>
            <text:p text:style-name="a1230" text:class-names="" text:cond-style-name=""><text:span text:style-name="a1229" text:class-names=""/></text:p>
            <text:p text:style-name="a1232" text:class-names="" text:cond-style-name=""><text:span text:style-name="a1231" text:class-names=""/></text:p>
            <text:list text:style-name="a1235">
              <text:list-item>
                <text:p text:style-name="a1234" text:class-names="" text:cond-style-name=""><text:span text:style-name="a1233" text:class-names=""/></text:p>
              </text:list-item>
            </text:list>
            <text:list text:style-name="a1238">
              <text:list-item>
                <text:p text:style-name="a1237" text:class-names="" text:cond-style-name=""><text:span text:style-name="a1236" text:class-names=""/></text:p>
              </text:list-item>
            </text:list>
          </draw:text-box>
          <svg:title/>
          <svg:desc/>
        </draw:frame>
      </draw:page>
      <draw:page draw:name="Slide29" draw:style-name="a1240" draw:master-page-name="Master1-Layout7-blank-Blank" presentation:presentation-page-layout-name="Master1-PPL7" draw:id="Slide-284">
        <draw:frame draw:id="id112" presentation:style-name="a1243" draw:name="Title 1" svg:x="0in" svg:y="0.17535in" svg:width="10in" svg:height="0.99306in" presentation:class="title" presentation:placeholder="false">
          <draw:text-box>
            <text:p text:style-name="a1242" text:class-names="" text:cond-style-name=""><text:span text:style-name="a1241" text:class-names="">Variables Continued</text:span></text:p>
          </draw:text-box>
          <svg:title/>
          <svg:desc/>
        </draw:frame>
        <draw:frame draw:id="id113" presentation:style-name="a1287" draw:name="Subtitle 2" svg:x="0in" svg:y="1.32465in" svg:width="13.08696in" svg:height="6.17535in" presentation:class="subtitle" presentation:placeholder="false">
          <draw:text-box>
            <text:p text:style-name="a1245" text:class-names="" text:cond-style-name=""><text:span text:style-name="a1244" text:class-names=""/></text:p>
            <text:p text:style-name="a1247" text:class-names="" text:cond-style-name=""><text:span text:style-name="a1246" text:class-names="">CALL p10() //</text:span></text:p>
            <text:p text:style-name="a1249" text:class-names="" text:cond-style-name=""><text:span text:style-name="a1248" text:class-names=""/></text:p>
            <text:p text:style-name="a1251" text:class-names="" text:cond-style-name=""><text:span text:style-name="a1250" text:class-names="">(5) Scope</text:span></text:p>
            <text:p text:style-name="a1253" text:class-names="" text:cond-style-name=""><text:span text:style-name="a1252" text:class-names="">CREATE PROCEDURE p11()<text:s text:c="1"/></text:span></text:p>
            <text:p text:style-name="a1255" text:class-names="" text:cond-style-name=""><text:span text:style-name="a1254" text:class-names="">BEGIN<text:s text:c="1"/></text:span></text:p>
            <text:p text:style-name="a1257" text:class-names="" text:cond-style-name=""><text:span text:style-name="a1256" text:class-names=""><text:s text:c="7"/>DECLARE x1 CHAR(5) DEFAULT 'outer';<text:s text:c="1"/></text:span></text:p>
            <text:p text:style-name="a1259" text:class-names="" text:cond-style-name=""><text:span text:style-name="a1258" text:class-names=""><text:s text:c="7"/>BEGIN<text:s text:c="1"/></text:span></text:p>
            <text:p text:style-name="a1261" text:class-names="" text:cond-style-name=""><text:span text:style-name="a1260" text:class-names=""><text:s text:c="13"/>DECLARE x1 CHAR(5) DEFAULT 'inner';<text:s text:c="1"/></text:span></text:p>
            <text:p text:style-name="a1263" text:class-names="" text:cond-style-name=""><text:span text:style-name="a1262" text:class-names=""><text:s text:c="13"/>SELECT x1;<text:s text:c="1"/></text:span></text:p>
            <text:p text:style-name="a1265" text:class-names="" text:cond-style-name=""><text:span text:style-name="a1264" text:class-names=""><text:s text:c="7"/>END; <text:s text:c="2"/></text:span></text:p>
            <text:p text:style-name="a1267" text:class-names="" text:cond-style-name=""><text:span text:style-name="a1266" text:class-names=""><text:s text:c="7"/>SELECT x1;<text:s text:c="1"/></text:span></text:p>
            <text:p text:style-name="a1270" text:class-names="" text:cond-style-name=""><text:span text:style-name="a1268" text:class-names="">END; //<text:s text:c="1"/></text:span><text:span text:style-name="a1269" text:class-names=""/></text:p>
            <text:p text:style-name="a1272" text:class-names="" text:cond-style-name=""><text:span text:style-name="a1271" text:class-names=""/></text:p>
            <text:p text:style-name="a1274" text:class-names="" text:cond-style-name=""><text:span text:style-name="a1273" text:class-names=""/></text:p>
            <text:p text:style-name="a1276" text:class-names="" text:cond-style-name=""><text:span text:style-name="a1275" text:class-names=""/></text:p>
            <text:p text:style-name="a1278" text:class-names="" text:cond-style-name=""><text:span text:style-name="a1277" text:class-names=""/></text:p>
            <text:p text:style-name="a1280" text:class-names="" text:cond-style-name=""><text:span text:style-name="a1279" text:class-names=""/></text:p>
            <text:list text:style-name="a1283">
              <text:list-item>
                <text:p text:style-name="a1282" text:class-names="" text:cond-style-name=""><text:span text:style-name="a1281" text:class-names=""/></text:p>
              </text:list-item>
            </text:list>
            <text:list text:style-name="a1286">
              <text:list-item>
                <text:p text:style-name="a1285" text:class-names="" text:cond-style-name=""><text:span text:style-name="a1284" text:class-names=""/></text:p>
              </text:list-item>
            </text:list>
          </draw:text-box>
          <svg:title/>
          <svg:desc/>
        </draw:frame>
        <draw:custom-shape svg:x="0in" svg:y="1.32465in" svg:width="13.08696in" svg:height="0.80781in" draw:id="id114" draw:style-name="a1292" draw:name="Rectangle 3">
          <svg:title/>
          <svg:desc/>
          <text:p text:style-name="a1289" text:class-names="" text:cond-style-name=""><text:span text:style-name="a1288" text:class-names="">(4) Example of CALL</text:span></text:p>
          <text:p text:style-name="a1291" text:class-names="" text:cond-style-name=""><text:span text:style-name="a1290" text:class-names=""/></text:p>
          <draw:enhanced-geometry xmlns:dr3d="urn:oasis:names:tc:opendocument:xmlns:dr3d:1.0" draw:type="non-primitive" svg:viewBox="0 0 21600 21600" draw:enhanced-path="M 0 0 L 21600 0 21600 21600 0 21600 Z N"/>
        </draw:custom-shape>
      </draw:page>
      <draw:page draw:name="Slide30" draw:style-name="a1293" draw:master-page-name="Master1-Layout7-blank-Blank" presentation:presentation-page-layout-name="Master1-PPL7" draw:id="Slide-285">
        <draw:frame draw:id="id115" presentation:style-name="a1296" draw:name="Title 1" svg:x="0in" svg:y="0.17535in" svg:width="10in" svg:height="0.99306in" presentation:class="title" presentation:placeholder="false">
          <draw:text-box>
            <text:p text:style-name="a1295" text:class-names="" text:cond-style-name=""><text:span text:style-name="a1294" text:class-names="">Variables Continued</text:span></text:p>
          </draw:text-box>
          <svg:title/>
          <svg:desc/>
        </draw:frame>
        <draw:frame draw:id="id116" presentation:style-name="a1313" draw:name="Subtitle 2" svg:x="0in" svg:y="1.32465in" svg:width="13.08696in" svg:height="5.67535in" presentation:class="subtitle" presentation:placeholder="false">
          <draw:text-box>
            <text:p text:style-name="a1298" text:class-names="" text:cond-style-name=""><text:span text:style-name="a1297" text:class-names=""/></text:p>
            <text:p text:style-name="a1300" text:class-names="" text:cond-style-name=""><text:span text:style-name="a1299" text:class-names=""/></text:p>
            <text:p text:style-name="a1302" text:class-names="" text:cond-style-name=""><text:span text:style-name="a1301" text:class-names=""/></text:p>
            <text:p text:style-name="a1304" text:class-names="" text:cond-style-name=""><text:span text:style-name="a1303" text:class-names=""/></text:p>
            <text:p text:style-name="a1306" text:class-names="" text:cond-style-name=""><text:span text:style-name="a1305" text:class-names=""/></text:p>
            <text:list text:style-name="a1309">
              <text:list-item>
                <text:p text:style-name="a1308" text:class-names="" text:cond-style-name=""><text:span text:style-name="a1307" text:class-names=""/></text:p>
              </text:list-item>
            </text:list>
            <text:list text:style-name="a1312">
              <text:list-item>
                <text:p text:style-name="a1311" text:class-names="" text:cond-style-name=""><text:span text:style-name="a1310" text:class-names=""/></text:p>
              </text:list-item>
            </text:list>
          </draw:text-box>
          <svg:title/>
          <svg:desc/>
        </draw:frame>
        <draw:custom-shape svg:x="0in" svg:y="1.32465in" svg:width="13.08696in" svg:height="6.09225in" draw:id="id117" draw:style-name="a1338" draw:name="Rectangle 3">
          <svg:title/>
          <svg:desc/>
          <text:list text:style-name="a1316">
            <text:list-item>
              <text:p text:style-name="a1315" text:class-names="" text:cond-style-name=""><text:span text:style-name="a1314" text:class-names="">Now let's think about scope. This Scope Example procedure has a BEGIN/END block within another BEGIN/END block. That's fine, perfectly legal.</text:span></text:p>
            </text:list-item>
          </text:list>
          <text:list text:style-name="a1319">
            <text:list-item>
              <text:p text:style-name="a1318" text:class-names="" text:cond-style-name=""><text:span text:style-name="a1317" text:class-names="">It also has two variables, both named x1. That's still legal. In this case, the inner variable declaration takes precedence as long as it's in scope.</text:span></text:p>
            </text:list-item>
          </text:list>
          <text:list text:style-name="a1322">
            <text:list-item>
              <text:p text:style-name="a1321" text:class-names="" text:cond-style-name=""><text:span text:style-name="a1320" text:class-names="">The point is that the inner variable disappears when the first END is reached. That's what "out of scope" means. The variable ceases to be visible at this point. Therefore you can never see a declared variable outside a stored procedure; however, you can assign it to an OUT parameter or assign it to a session variable.<text:s text:c="1"/></text:span></text:p>
            </text:list-item>
          </text:list>
          <text:list text:style-name="a1325">
            <text:list-item>
              <text:p text:style-name="a1324" text:class-names="" text:cond-style-name=""><text:span text:style-name="a1323" text:class-names="">So now I'll call the Scope Example procedure.</text:span></text:p>
            </text:list-item>
          </text:list>
          <text:p text:style-name="a1327" text:class-names="" text:cond-style-name=""><text:span text:style-name="a1326" text:class-names=""/></text:p>
          <text:p text:style-name="a1329" text:class-names="" text:cond-style-name=""><text:span text:style-name="a1328" text:class-names="">CALL p11()//<text:s text:c="1"/></text:span></text:p>
          <text:p text:style-name="a1331" text:class-names="" text:cond-style-name=""><text:span text:style-name="a1330" text:class-names=""/></text:p>
          <text:list text:style-name="a1335">
            <text:list-item>
              <text:p text:style-name="a1334" text:class-names="" text:cond-style-name=""><text:span text:style-name="a1332" text:class-names="">What you will see in the output is: that the first SELECT retrieves the inner variable, and the second SELECT retrieves the outer variable.</text:span><text:span text:style-name="a1333" text:class-names=""/></text:p>
            </text:list-item>
          </text:list>
          <text:p text:style-name="a1337" text:class-names="" text:cond-style-name=""><text:span text:style-name="a1336" text:class-names=""/></text:p>
          <draw:enhanced-geometry xmlns:dr3d="urn:oasis:names:tc:opendocument:xmlns:dr3d:1.0" draw:type="non-primitive" svg:viewBox="0 0 21600 21600" draw:enhanced-path="M 0 0 L 21600 0 21600 21600 0 21600 Z N"/>
        </draw:custom-shape>
      </draw:page>
      <draw:page draw:name="Slide31" draw:style-name="a1339" draw:master-page-name="Master1-Layout7-blank-Blank" presentation:presentation-page-layout-name="Master1-PPL7" draw:id="Slide-286">
        <draw:frame draw:id="id118" presentation:style-name="a1344" draw:name="Title 1" svg:x="0in" svg:y="0.17535in" svg:width="10in" svg:height="0.99306in" presentation:class="title" presentation:placeholder="false">
          <draw:text-box>
            <text:p text:style-name="a1343" text:class-names="" text:cond-style-name=""><text:span text:style-name="a1340" text:class-names="">Conditions and IF­-THEN­-ELSE</text:span><text:span text:style-name="a1341" text:class-names="">  </text:span><text:span text:style-name="a1342" text:class-names=""/></text:p>
          </draw:text-box>
          <svg:title/>
          <svg:desc/>
        </draw:frame>
        <draw:frame draw:id="id119" presentation:style-name="a1386" draw:name="Subtitle 2" svg:x="0in" svg:y="1.32465in" svg:width="13.08696in" svg:height="6.17535in" presentation:class="subtitle" presentation:placeholder="false">
          <draw:text-box>
            <text:p text:style-name="a1346" text:class-names="" text:cond-style-name=""><text:span text:style-name="a1345" text:class-names="">CREATE PROCEDURE p12 (IN parameter1 INT)<text:s text:c="1"/></text:span></text:p>
            <text:p text:style-name="a1348" text:class-names="" text:cond-style-name=""><text:span text:style-name="a1347" text:class-names="">BEGIN<text:s text:c="1"/></text:span></text:p>
            <text:p text:style-name="a1350" text:class-names="" text:cond-style-name=""><text:span text:style-name="a1349" text:class-names=""><text:s text:c="5"/>DECLARE variable1 INT;<text:s text:c="1"/></text:span></text:p>
            <text:p text:style-name="a1352" text:class-names="" text:cond-style-name=""><text:span text:style-name="a1351" text:class-names=""><text:s text:c="5"/>SET variable1 = parameter1 + 1;<text:s text:c="1"/></text:span></text:p>
            <text:p text:style-name="a1354" text:class-names="" text:cond-style-name=""><text:span text:style-name="a1353" text:class-names=""><text:s text:c="5"/>IF variable1 = 0 THEN<text:s text:c="1"/></text:span></text:p>
            <text:p text:style-name="a1356" text:class-names="" text:cond-style-name=""><text:span text:style-name="a1355" text:class-names=""><text:s text:c="7"/>INSERT INTO t VALUES (17);<text:s text:c="1"/></text:span></text:p>
            <text:p text:style-name="a1358" text:class-names="" text:cond-style-name=""><text:span text:style-name="a1357" text:class-names=""><text:s text:c="5"/>END IF;<text:s text:c="1"/></text:span></text:p>
            <text:p text:style-name="a1360" text:class-names="" text:cond-style-name=""><text:span text:style-name="a1359" text:class-names=""><text:s text:c="5"/>IF parameter1 = 0 THEN<text:s text:c="1"/></text:span></text:p>
            <text:p text:style-name="a1362" text:class-names="" text:cond-style-name=""><text:span text:style-name="a1361" text:class-names=""><text:s text:c="7"/>UPDATE t SET s1 = s1 + 1;<text:s text:c="1"/></text:span></text:p>
            <text:p text:style-name="a1364" text:class-names="" text:cond-style-name=""><text:span text:style-name="a1363" text:class-names=""><text:s text:c="5"/>ELSE<text:s text:c="1"/></text:span></text:p>
            <text:p text:style-name="a1366" text:class-names="" text:cond-style-name=""><text:span text:style-name="a1365" text:class-names=""><text:s text:c="7"/>UPDATE t SET s1 = s1 + 2;<text:s text:c="1"/></text:span></text:p>
            <text:p text:style-name="a1368" text:class-names="" text:cond-style-name=""><text:span text:style-name="a1367" text:class-names=""><text:s text:c="5"/>END IF;<text:s text:c="1"/></text:span></text:p>
            <text:p text:style-name="a1371" text:class-names="" text:cond-style-name=""><text:span text:style-name="a1369" text:class-names="">END; //<text:s text:c="1"/></text:span><text:span text:style-name="a1370" text:class-names=""/></text:p>
            <text:p text:style-name="a1373" text:class-names="" text:cond-style-name=""><text:span text:style-name="a1372" text:class-names=""/></text:p>
            <text:p text:style-name="a1375" text:class-names="" text:cond-style-name=""><text:span text:style-name="a1374" text:class-names=""/></text:p>
            <text:p text:style-name="a1377" text:class-names="" text:cond-style-name=""><text:span text:style-name="a1376" text:class-names=""/></text:p>
            <text:p text:style-name="a1379" text:class-names="" text:cond-style-name=""><text:span text:style-name="a1378" text:class-names=""/></text:p>
            <text:list text:style-name="a1382">
              <text:list-item>
                <text:p text:style-name="a1381" text:class-names="" text:cond-style-name=""><text:span text:style-name="a1380" text:class-names=""/></text:p>
              </text:list-item>
            </text:list>
            <text:list text:style-name="a1385">
              <text:list-item>
                <text:p text:style-name="a1384" text:class-names="" text:cond-style-name=""><text:span text:style-name="a1383" text:class-names=""/></text:p>
              </text:list-item>
            </text:list>
          </draw:text-box>
          <svg:title/>
          <svg:desc/>
        </draw:frame>
      </draw:page>
      <draw:page draw:name="Slide32" draw:style-name="a1387" draw:master-page-name="Master1-Layout7-blank-Blank" presentation:presentation-page-layout-name="Master1-PPL7" draw:id="Slide-287">
        <draw:frame draw:id="id120" presentation:style-name="a1390" draw:name="Title 1" svg:x="0in" svg:y="0.17535in" svg:width="11.05797in" svg:height="0.99306in" presentation:class="title" presentation:placeholder="false">
          <draw:text-box>
            <text:p text:style-name="a1389" text:class-names="" text:cond-style-name=""><text:span text:style-name="a1388" text:class-names="">Conditions and IF­-THEN­-ELSE Continued</text:span></text:p>
          </draw:text-box>
          <svg:title/>
          <svg:desc/>
        </draw:frame>
        <draw:frame draw:id="id121" presentation:style-name="a1420" draw:name="Subtitle 2" svg:x="0in" svg:y="1.32465in" svg:width="13.08696in" svg:height="5.67535in" presentation:class="subtitle" presentation:placeholder="false">
          <draw:text-box>
            <text:list text:style-name="a1393">
              <text:list-item>
                <text:p text:style-name="a1392" text:class-names="" text:cond-style-name=""><text:span text:style-name="a1391" text:class-names="">Suppose we call this procedure and pass a zero. So parameter1 will be zero.</text:span></text:p>
              </text:list-item>
            </text:list>
            <text:p text:style-name="a1395" text:class-names="" text:cond-style-name=""><text:span text:style-name="a1394" text:class-names="">CALL p12(0) //</text:span></text:p>
            <text:p text:style-name="a1397" text:class-names="" text:cond-style-name=""><text:span text:style-name="a1396" text:class-names="">Exercise:</text:span></text:p>
            <text:p text:style-name="a1399" text:class-names="" text:cond-style-name=""><text:span text:style-name="a1398" text:class-names="">Call the p12 procedure, check the t table output and try to figure out what really happening?</text:span></text:p>
            <text:p text:style-name="a1401" text:class-names="" text:cond-style-name=""><text:span text:style-name="a1400" text:class-names=""/></text:p>
            <text:p text:style-name="a1403" text:class-names="" text:cond-style-name=""><text:span text:style-name="a1402" text:class-names=""/></text:p>
            <text:p text:style-name="a1405" text:class-names="" text:cond-style-name=""><text:span text:style-name="a1404" text:class-names=""/></text:p>
            <text:p text:style-name="a1407" text:class-names="" text:cond-style-name=""><text:span text:style-name="a1406" text:class-names=""/></text:p>
            <text:p text:style-name="a1409" text:class-names="" text:cond-style-name=""><text:span text:style-name="a1408" text:class-names=""/></text:p>
            <text:p text:style-name="a1411" text:class-names="" text:cond-style-name=""><text:span text:style-name="a1410" text:class-names=""/></text:p>
            <text:p text:style-name="a1413" text:class-names="" text:cond-style-name=""><text:span text:style-name="a1412" text:class-names=""/></text:p>
            <text:list text:style-name="a1416">
              <text:list-item>
                <text:p text:style-name="a1415" text:class-names="" text:cond-style-name=""><text:span text:style-name="a1414" text:class-names=""/></text:p>
              </text:list-item>
            </text:list>
            <text:list text:style-name="a1419">
              <text:list-item>
                <text:p text:style-name="a1418" text:class-names="" text:cond-style-name=""><text:span text:style-name="a1417" text:class-names=""/></text:p>
              </text:list-item>
            </text:list>
          </draw:text-box>
          <svg:title/>
          <svg:desc/>
        </draw:frame>
      </draw:page>
      <draw:page draw:name="Slide33" draw:style-name="a1421" draw:master-page-name="Master1-Layout7-blank-Blank" presentation:presentation-page-layout-name="Master1-PPL7" draw:id="Slide-288">
        <draw:frame draw:id="id122" presentation:style-name="a1424" draw:name="Title 1" svg:x="0in" svg:y="0.17535in" svg:width="10in" svg:height="0.99306in" presentation:class="title" presentation:placeholder="false">
          <draw:text-box>
            <text:p text:style-name="a1423" text:class-names="" text:cond-style-name=""><text:span text:style-name="a1422" text:class-names="">CASE  Statement</text:span></text:p>
          </draw:text-box>
          <svg:title/>
          <svg:desc/>
        </draw:frame>
        <draw:frame draw:id="id123" presentation:style-name="a1466" draw:name="Subtitle 2" svg:x="0in" svg:y="1.32465in" svg:width="13.08696in" svg:height="5.67535in" presentation:class="subtitle" presentation:placeholder="false">
          <draw:text-box>
            <text:list text:style-name="a1430">
              <text:list-item>
                <text:p text:style-name="a1429" text:class-names="" text:cond-style-name=""><text:span text:style-name="a1425" text:class-names="">In addition to the IF statement, there is another way to check for conditions and take paths according to whether expressions are true or non­true. It's the </text:span><text:span text:style-name="a1426" text:class-names="">CASE </text:span><text:span text:style-name="a1427" text:class-names="">statement.<text:s text:c="1"/></text:span><text:span text:style-name="a1428" text:class-names=""/></text:p>
              </text:list-item>
            </text:list>
            <text:p text:style-name="a1432" text:class-names="" text:cond-style-name=""><text:span text:style-name="a1431" text:class-names="">CREATE PROCEDURE p13 (IN parameter1 INT)</text:span></text:p>
            <text:p text:style-name="a1434" text:class-names="" text:cond-style-name=""><text:span text:style-name="a1433" text:class-names="">BEGIN<text:s text:c="1"/></text:span></text:p>
            <text:p text:style-name="a1436" text:class-names="" text:cond-style-name=""><text:span text:style-name="a1435" text:class-names=""><text:s text:c="5"/>DECLARE variable1 INT;<text:s text:c="1"/></text:span></text:p>
            <text:p text:style-name="a1438" text:class-names="" text:cond-style-name=""><text:span text:style-name="a1437" text:class-names=""><text:s text:c="5"/>SET variable1 = parameter1 + 1;<text:s text:c="1"/></text:span></text:p>
            <text:p text:style-name="a1440" text:class-names="" text:cond-style-name=""><text:span text:style-name="a1439" text:class-names=""><text:s text:c="5"/>CASE variable1<text:s text:c="1"/></text:span></text:p>
            <text:p text:style-name="a1442" text:class-names="" text:cond-style-name=""><text:span text:style-name="a1441" text:class-names=""><text:s text:c="11"/>WHEN 0 THEN INSERT INTO t VALUES (17);<text:s text:c="1"/></text:span></text:p>
            <text:p text:style-name="a1444" text:class-names="" text:cond-style-name=""><text:span text:style-name="a1443" text:class-names=""><text:s text:c="11"/>WHEN 1 THEN INSERT INTO t VALUES (18);<text:s text:c="1"/></text:span></text:p>
            <text:p text:style-name="a1446" text:class-names="" text:cond-style-name=""><text:span text:style-name="a1445" text:class-names=""><text:s text:c="11"/>ELSE INSERT INTO t VALUES (19);<text:s text:c="1"/></text:span></text:p>
            <text:p text:style-name="a1448" text:class-names="" text:cond-style-name=""><text:span text:style-name="a1447" text:class-names=""><text:s text:c="5"/>END CASE;<text:s text:c="1"/></text:span></text:p>
            <text:p text:style-name="a1451" text:class-names="" text:cond-style-name=""><text:span text:style-name="a1449" text:class-names="">END; //<text:s text:c="1"/></text:span><text:span text:style-name="a1450" text:class-names=""/></text:p>
            <text:p text:style-name="a1453" text:class-names="" text:cond-style-name=""><text:span text:style-name="a1452" text:class-names=""/></text:p>
            <text:p text:style-name="a1455" text:class-names="" text:cond-style-name=""><text:span text:style-name="a1454" text:class-names=""/></text:p>
            <text:p text:style-name="a1457" text:class-names="" text:cond-style-name=""><text:span text:style-name="a1456" text:class-names=""/></text:p>
            <text:p text:style-name="a1459" text:class-names="" text:cond-style-name=""><text:span text:style-name="a1458" text:class-names=""/></text:p>
            <text:list text:style-name="a1462">
              <text:list-item>
                <text:p text:style-name="a1461" text:class-names="" text:cond-style-name=""><text:span text:style-name="a1460" text:class-names=""/></text:p>
              </text:list-item>
            </text:list>
            <text:list text:style-name="a1465">
              <text:list-item>
                <text:p text:style-name="a1464" text:class-names="" text:cond-style-name=""><text:span text:style-name="a1463" text:class-names=""/></text:p>
              </text:list-item>
            </text:list>
          </draw:text-box>
          <svg:title/>
          <svg:desc/>
        </draw:frame>
      </draw:page>
      <draw:page draw:name="Slide34" draw:style-name="a1467" draw:master-page-name="Master1-Layout7-blank-Blank" presentation:presentation-page-layout-name="Master1-PPL7" draw:id="Slide-289">
        <draw:frame draw:id="id124" presentation:style-name="a1470" draw:name="Title 1" svg:x="0in" svg:y="0.17535in" svg:width="10in" svg:height="0.99306in" presentation:class="title" presentation:placeholder="false">
          <draw:text-box>
            <text:p text:style-name="a1469" text:class-names="" text:cond-style-name=""><text:span text:style-name="a1468" text:class-names="">CASE Continued</text:span></text:p>
          </draw:text-box>
          <svg:title/>
          <svg:desc/>
        </draw:frame>
        <draw:frame draw:id="id125" presentation:style-name="a1500" draw:name="Subtitle 2" svg:x="0in" svg:y="1.32465in" svg:width="13.08696in" svg:height="6.17535in" presentation:class="subtitle" presentation:placeholder="false">
          <draw:text-box>
            <text:p text:style-name="a1473" text:class-names="" text:cond-style-name=""><text:span text:style-name="a1471" text:class-names="">CALL p13(1)//</text:span><text:span text:style-name="a1472" text:class-names=""/></text:p>
            <text:list text:style-name="a1476">
              <text:list-item>
                <text:p text:style-name="a1475" text:class-names="" text:cond-style-name=""><text:span text:style-name="a1474" text:class-names="">So we execute the procedure, passing a one. We expect that the result is that a value of nineteen will be inserted into table t.</text:span></text:p>
              </text:list-item>
            </text:list>
            <text:p text:style-name="a1478" text:class-names="" text:cond-style-name=""><text:span text:style-name="a1477" text:class-names="">QUESTION: </text:span></text:p>
            <text:p text:style-name="a1481" text:class-names="" text:cond-style-name=""><text:span text:style-name="a1479" text:class-names="">WHAT DOES ”</text:span><text:span text:style-name="a1480" text:class-names="">CALL p13(NULL) //” do?</text:span></text:p>
            <text:p text:style-name="a1483" text:class-names="" text:cond-style-name=""><text:span text:style-name="a1482" text:class-names=""/></text:p>
            <text:p text:style-name="a1485" text:class-names="" text:cond-style-name=""><text:span text:style-name="a1484" text:class-names=""/></text:p>
            <text:p text:style-name="a1487" text:class-names="" text:cond-style-name=""><text:span text:style-name="a1486" text:class-names=""/></text:p>
            <text:p text:style-name="a1489" text:class-names="" text:cond-style-name=""><text:span text:style-name="a1488" text:class-names=""/></text:p>
            <text:p text:style-name="a1491" text:class-names="" text:cond-style-name=""><text:span text:style-name="a1490" text:class-names=""/></text:p>
            <text:p text:style-name="a1493" text:class-names="" text:cond-style-name=""><text:span text:style-name="a1492" text:class-names=""/></text:p>
            <text:list text:style-name="a1496">
              <text:list-item>
                <text:p text:style-name="a1495" text:class-names="" text:cond-style-name=""><text:span text:style-name="a1494" text:class-names=""/></text:p>
              </text:list-item>
            </text:list>
            <text:list text:style-name="a1499">
              <text:list-item>
                <text:p text:style-name="a1498" text:class-names="" text:cond-style-name=""><text:span text:style-name="a1497" text:class-names=""/></text:p>
              </text:list-item>
            </text:list>
          </draw:text-box>
          <svg:title/>
          <svg:desc/>
        </draw:frame>
      </draw:page>
      <draw:page draw:name="Slide35" draw:style-name="a1501" draw:master-page-name="Master1-Layout7-blank-Blank" presentation:presentation-page-layout-name="Master1-PPL7" draw:id="Slide-290">
        <draw:frame draw:id="id126" presentation:style-name="a1505" draw:name="Title 1" svg:x="0in" svg:y="0.17535in" svg:width="10in" svg:height="0.99306in" presentation:class="title" presentation:placeholder="false">
          <draw:text-box>
            <text:p text:style-name="a1504" text:class-names="" text:cond-style-name=""><text:span text:style-name="a1502" text:class-names="">Loops</text:span><text:span text:style-name="a1503" text:class-names=""/></text:p>
          </draw:text-box>
          <svg:title/>
          <svg:desc/>
        </draw:frame>
        <draw:frame draw:id="id127" presentation:style-name="a1548" draw:name="Subtitle 2" svg:x="0in" svg:y="1.32465in" svg:width="13.08696in" svg:height="6.17535in" presentation:class="subtitle" presentation:placeholder="false">
          <draw:text-box>
            <text:p text:style-name="a1507" text:class-names="" text:cond-style-name=""><text:span text:style-name="a1506" text:class-names="">WHILE ... END WHILE</text:span></text:p>
            <text:p text:style-name="a1509" text:class-names="" text:cond-style-name=""><text:span text:style-name="a1508" text:class-names="">LOOP ... END LOOP</text:span></text:p>
            <text:p text:style-name="a1511" text:class-names="" text:cond-style-name=""><text:span text:style-name="a1510" text:class-names="">REPEAT ... END REPEAT</text:span></text:p>
            <text:list text:style-name="a1514">
              <text:list-item>
                <text:p text:style-name="a1513" text:class-names="" text:cond-style-name=""><text:span text:style-name="a1512" text:class-names="">There are actually three standard ways to loop:</text:span></text:p>
              </text:list-item>
            </text:list>
            <text:list text:style-name="a1517">
              <text:list-item>
                <text:p text:style-name="a1516" text:class-names="" text:cond-style-name=""><text:span text:style-name="a1515" text:class-names="">WHILE loops</text:span></text:p>
              </text:list-item>
            </text:list>
            <text:list text:style-name="a1520">
              <text:list-item>
                <text:p text:style-name="a1519" text:class-names="" text:cond-style-name=""><text:span text:style-name="a1518" text:class-names="">LOOP loops</text:span></text:p>
              </text:list-item>
            </text:list>
            <text:list text:style-name="a1523">
              <text:list-item>
                <text:p text:style-name="a1522" text:class-names="" text:cond-style-name=""><text:span text:style-name="a1521" text:class-names="">REPEAT loops</text:span></text:p>
              </text:list-item>
            </text:list>
            <text:list text:style-name="a1526">
              <text:list-item>
                <text:p text:style-name="a1525" text:class-names="" text:cond-style-name=""><text:span text:style-name="a1524" text:class-names=""/></text:p>
              </text:list-item>
            </text:list>
            <text:p text:style-name="a1528" text:class-names="" text:cond-style-name=""><text:span text:style-name="a1527" text:class-names=""/></text:p>
            <text:list text:style-name="a1531">
              <text:list-item>
                <text:p text:style-name="a1530" text:class-names="" text:cond-style-name=""><text:span text:style-name="a1529" text:class-names=""/></text:p>
              </text:list-item>
            </text:list>
            <text:p text:style-name="a1533" text:class-names="" text:cond-style-name=""><text:span text:style-name="a1532" text:class-names=""/></text:p>
            <text:p text:style-name="a1535" text:class-names="" text:cond-style-name=""><text:span text:style-name="a1534" text:class-names=""/></text:p>
            <text:p text:style-name="a1537" text:class-names="" text:cond-style-name=""><text:span text:style-name="a1536" text:class-names=""/></text:p>
            <text:p text:style-name="a1539" text:class-names="" text:cond-style-name=""><text:span text:style-name="a1538" text:class-names=""/></text:p>
            <text:p text:style-name="a1541" text:class-names="" text:cond-style-name=""><text:span text:style-name="a1540" text:class-names=""/></text:p>
            <text:list text:style-name="a1544">
              <text:list-item>
                <text:p text:style-name="a1543" text:class-names="" text:cond-style-name=""><text:span text:style-name="a1542" text:class-names=""/></text:p>
              </text:list-item>
            </text:list>
            <text:list text:style-name="a1547">
              <text:list-item>
                <text:p text:style-name="a1546" text:class-names="" text:cond-style-name=""><text:span text:style-name="a1545" text:class-names=""/></text:p>
              </text:list-item>
            </text:list>
          </draw:text-box>
          <svg:title/>
          <svg:desc/>
        </draw:frame>
      </draw:page>
      <draw:page draw:name="Slide36" draw:style-name="a1549" draw:master-page-name="Master1-Layout7-blank-Blank" presentation:presentation-page-layout-name="Master1-PPL7" draw:id="Slide-291">
        <draw:frame draw:id="id128" presentation:style-name="a1553" draw:name="Title 1" svg:x="0in" svg:y="0.17535in" svg:width="10in" svg:height="0.99306in" presentation:class="title" presentation:placeholder="false">
          <draw:text-box>
            <text:p text:style-name="a1552" text:class-names="" text:cond-style-name=""><text:span text:style-name="a1550" text:class-names="">Loops continued</text:span><text:span text:style-name="a1551" text:class-names=""/></text:p>
          </draw:text-box>
          <svg:title/>
          <svg:desc/>
        </draw:frame>
        <draw:frame draw:id="id129" presentation:style-name="a1596" draw:name="Subtitle 2" svg:x="0in" svg:y="1.32465in" svg:width="13.08696in" svg:height="6.17535in" presentation:class="subtitle" presentation:placeholder="false">
          <draw:text-box>
            <text:p text:style-name="a1555" text:class-names="" text:cond-style-name=""><text:span text:style-name="a1554" text:class-names="">WHILE ... END WHILE</text:span></text:p>
            <text:p text:style-name="a1557" text:class-names="" text:cond-style-name=""><text:span text:style-name="a1556" text:class-names="">LOOP ... END LOOP</text:span></text:p>
            <text:p text:style-name="a1559" text:class-names="" text:cond-style-name=""><text:span text:style-name="a1558" text:class-names="">REPEAT ... END REPEAT</text:span></text:p>
            <text:list text:style-name="a1562">
              <text:list-item>
                <text:p text:style-name="a1561" text:class-names="" text:cond-style-name=""><text:span text:style-name="a1560" text:class-names="">There are actually three standard ways to loop:</text:span></text:p>
              </text:list-item>
            </text:list>
            <text:list text:style-name="a1565">
              <text:list-item>
                <text:p text:style-name="a1564" text:class-names="" text:cond-style-name=""><text:span text:style-name="a1563" text:class-names="">WHILE loops</text:span></text:p>
              </text:list-item>
            </text:list>
            <text:list text:style-name="a1568">
              <text:list-item>
                <text:p text:style-name="a1567" text:class-names="" text:cond-style-name=""><text:span text:style-name="a1566" text:class-names="">LOOP loops</text:span></text:p>
              </text:list-item>
            </text:list>
            <text:list text:style-name="a1571">
              <text:list-item>
                <text:p text:style-name="a1570" text:class-names="" text:cond-style-name=""><text:span text:style-name="a1569" text:class-names="">REPEAT loops</text:span></text:p>
              </text:list-item>
            </text:list>
            <text:list text:style-name="a1574">
              <text:list-item>
                <text:p text:style-name="a1573" text:class-names="" text:cond-style-name=""><text:span text:style-name="a1572" text:class-names=""/></text:p>
              </text:list-item>
            </text:list>
            <text:p text:style-name="a1576" text:class-names="" text:cond-style-name=""><text:span text:style-name="a1575" text:class-names=""/></text:p>
            <text:list text:style-name="a1579">
              <text:list-item>
                <text:p text:style-name="a1578" text:class-names="" text:cond-style-name=""><text:span text:style-name="a1577" text:class-names=""/></text:p>
              </text:list-item>
            </text:list>
            <text:p text:style-name="a1581" text:class-names="" text:cond-style-name=""><text:span text:style-name="a1580" text:class-names=""/></text:p>
            <text:p text:style-name="a1583" text:class-names="" text:cond-style-name=""><text:span text:style-name="a1582" text:class-names=""/></text:p>
            <text:p text:style-name="a1585" text:class-names="" text:cond-style-name=""><text:span text:style-name="a1584" text:class-names=""/></text:p>
            <text:p text:style-name="a1587" text:class-names="" text:cond-style-name=""><text:span text:style-name="a1586" text:class-names=""/></text:p>
            <text:p text:style-name="a1589" text:class-names="" text:cond-style-name=""><text:span text:style-name="a1588" text:class-names=""/></text:p>
            <text:list text:style-name="a1592">
              <text:list-item>
                <text:p text:style-name="a1591" text:class-names="" text:cond-style-name=""><text:span text:style-name="a1590" text:class-names=""/></text:p>
              </text:list-item>
            </text:list>
            <text:list text:style-name="a1595">
              <text:list-item>
                <text:p text:style-name="a1594" text:class-names="" text:cond-style-name=""><text:span text:style-name="a1593" text:class-names=""/></text:p>
              </text:list-item>
            </text:list>
          </draw:text-box>
          <svg:title/>
          <svg:desc/>
        </draw:frame>
      </draw:page>
      <draw:page draw:name="Slide37" draw:style-name="a1597" draw:master-page-name="Master1-Layout7-blank-Blank" presentation:presentation-page-layout-name="Master1-PPL7" draw:id="Slide-292">
        <draw:frame draw:id="id130" presentation:style-name="a1600" draw:name="Title 1" svg:x="0in" svg:y="0.17535in" svg:width="10in" svg:height="0.99306in" presentation:class="title" presentation:placeholder="false">
          <draw:text-box>
            <text:p text:style-name="a1599" text:class-names="" text:cond-style-name=""><text:span text:style-name="a1598" text:class-names="">WHILE ... END WHILE</text:span></text:p>
          </draw:text-box>
          <svg:title/>
          <svg:desc/>
        </draw:frame>
        <draw:frame draw:id="id131" presentation:style-name="a1645" draw:name="Subtitle 2" svg:x="0in" svg:y="1.32465in" svg:width="13.08696in" svg:height="6.17535in" presentation:class="subtitle" presentation:placeholder="false">
          <draw:text-box>
            <text:p text:style-name="a1602" text:class-names="" text:cond-style-name=""><text:span text:style-name="a1601" text:class-names="">CREATE PROCEDURE p14 ()</text:span></text:p>
            <text:p text:style-name="a1604" text:class-names="" text:cond-style-name=""><text:span text:style-name="a1603" text:class-names="">BEGIN</text:span></text:p>
            <text:p text:style-name="a1606" text:class-names="" text:cond-style-name=""><text:span text:style-name="a1605" text:class-names=""><text:s text:c="2"/>DECLARE v INT;</text:span></text:p>
            <text:p text:style-name="a1608" text:class-names="" text:cond-style-name=""><text:span text:style-name="a1607" text:class-names=""><text:s text:c="2"/>SET v = 0;</text:span></text:p>
            <text:p text:style-name="a1610" text:class-names="" text:cond-style-name=""><text:span text:style-name="a1609" text:class-names=""><text:s text:c="2"/>WHILE v &lt; 5 DO</text:span></text:p>
            <text:p text:style-name="a1612" text:class-names="" text:cond-style-name=""><text:span text:style-name="a1611" text:class-names=""><text:s text:c="5"/>INSERT INTO t VALUES (v);</text:span></text:p>
            <text:p text:style-name="a1614" text:class-names="" text:cond-style-name=""><text:span text:style-name="a1613" text:class-names=""><text:s text:c="5"/>SET v = v + 1;</text:span></text:p>
            <text:p text:style-name="a1616" text:class-names="" text:cond-style-name=""><text:span text:style-name="a1615" text:class-names="">END WHILE;</text:span></text:p>
            <text:p text:style-name="a1619" text:class-names="" text:cond-style-name=""><text:span text:style-name="a1617" text:class-names="">END; //</text:span><text:span text:style-name="a1618" text:class-names=""/></text:p>
            <text:list text:style-name="a1624">
              <text:list-item>
                <text:p text:style-name="a1623" text:class-names="" text:cond-style-name=""><text:span text:style-name="a1620" text:class-names="">The INSERT and the SET statements here, which are between the WHILE and the END WHILE, happen over and over until the value in variable v becomes greater than or equal<text:s text:c="1"/></text:span><text:span text:style-name="a1621" text:class-names="">to five.</text:span><text:span text:style-name="a1622" text:class-names=""/></text:p>
              </text:list-item>
            </text:list>
            <text:list text:style-name="a1628">
              <text:list-item>
                <text:p text:style-name="a1627" text:class-names="" text:cond-style-name=""><text:span text:style-name="a1625" text:class-names="">I said “SET v = 0;” first to avoid a common trap: if I don't initialize a variable with DEFAULT or SET, then it's NULL, and adding 1 to NULL always yields NULL.</text:span><text:span text:style-name="a1626" text:class-names=""/></text:p>
              </text:list-item>
            </text:list>
            <text:p text:style-name="a1630" text:class-names="" text:cond-style-name=""><text:span text:style-name="a1629" text:class-names=""/></text:p>
            <text:p text:style-name="a1632" text:class-names="" text:cond-style-name=""><text:span text:style-name="a1631" text:class-names=""/></text:p>
            <text:p text:style-name="a1634" text:class-names="" text:cond-style-name=""><text:span text:style-name="a1633" text:class-names=""/></text:p>
            <text:p text:style-name="a1636" text:class-names="" text:cond-style-name=""><text:span text:style-name="a1635" text:class-names=""/></text:p>
            <text:p text:style-name="a1638" text:class-names="" text:cond-style-name=""><text:span text:style-name="a1637" text:class-names=""/></text:p>
            <text:list text:style-name="a1641">
              <text:list-item>
                <text:p text:style-name="a1640" text:class-names="" text:cond-style-name=""><text:span text:style-name="a1639" text:class-names=""/></text:p>
              </text:list-item>
            </text:list>
            <text:list text:style-name="a1644">
              <text:list-item>
                <text:p text:style-name="a1643" text:class-names="" text:cond-style-name=""><text:span text:style-name="a1642" text:class-names=""/></text:p>
              </text:list-item>
            </text:list>
          </draw:text-box>
          <svg:title/>
          <svg:desc/>
        </draw:frame>
      </draw:page>
      <draw:page draw:name="Slide38" draw:style-name="a1646" draw:master-page-name="Master1-Layout7-blank-Blank" presentation:presentation-page-layout-name="Master1-PPL7" draw:id="Slide-293">
        <draw:frame draw:id="id132" presentation:style-name="a1649" draw:name="Title 1" svg:x="0in" svg:y="0.17535in" svg:width="10in" svg:height="0.99306in" presentation:class="title" presentation:placeholder="false">
          <draw:text-box>
            <text:p text:style-name="a1648" text:class-names="" text:cond-style-name=""><text:span text:style-name="a1647" text:class-names="">WHILE ... END WHILE</text:span></text:p>
          </draw:text-box>
          <svg:title/>
          <svg:desc/>
        </draw:frame>
        <draw:frame draw:id="id133" presentation:style-name="a1684" draw:name="Subtitle 2" svg:x="0in" svg:y="1.32465in" svg:width="13.08696in" svg:height="6.17535in" presentation:class="subtitle" presentation:placeholder="false">
          <draw:text-box>
            <text:list text:style-name="a1652">
              <text:list-item>
                <text:p text:style-name="a1651" text:class-names="" text:cond-style-name=""><text:span text:style-name="a1650" text:class-names="">WHILE ... END WHILE example</text:span></text:p>
              </text:list-item>
            </text:list>
            <text:p text:style-name="a1654" text:class-names="" text:cond-style-name=""><text:span text:style-name="a1653" text:class-names="">CALL p14()//</text:span></text:p>
            <text:p text:style-name="a1656" text:class-names="" text:cond-style-name=""><text:span text:style-name="a1655" text:class-names="">select * from t; //</text:span></text:p>
            <text:list text:style-name="a1659">
              <text:list-item>
                <text:p text:style-name="a1658" text:class-names="" text:cond-style-name=""><text:span text:style-name="a1657" text:class-names="">Try not to worry that it says "one row affected" instead of "five rows affected". The count applies only for the last INSERT.</text:span></text:p>
              </text:list-item>
            </text:list>
            <text:list text:style-name="a1662">
              <text:list-item>
                <text:p text:style-name="a1661" text:class-names="" text:cond-style-name=""><text:span text:style-name="a1660" text:class-names="">You will see that five inserts happened when you did the CALL.</text:span></text:p>
              </text:list-item>
            </text:list>
            <text:p text:style-name="a1664" text:class-names="" text:cond-style-name=""><text:span text:style-name="a1663" text:class-names=""/></text:p>
            <text:list text:style-name="a1667">
              <text:list-item>
                <text:p text:style-name="a1666" text:class-names="" text:cond-style-name=""><text:span text:style-name="a1665" text:class-names=""/></text:p>
              </text:list-item>
            </text:list>
            <text:p text:style-name="a1669" text:class-names="" text:cond-style-name=""><text:span text:style-name="a1668" text:class-names=""/></text:p>
            <text:p text:style-name="a1671" text:class-names="" text:cond-style-name=""><text:span text:style-name="a1670" text:class-names=""/></text:p>
            <text:p text:style-name="a1673" text:class-names="" text:cond-style-name=""><text:span text:style-name="a1672" text:class-names=""/></text:p>
            <text:p text:style-name="a1675" text:class-names="" text:cond-style-name=""><text:span text:style-name="a1674" text:class-names=""/></text:p>
            <text:p text:style-name="a1677" text:class-names="" text:cond-style-name=""><text:span text:style-name="a1676" text:class-names=""/></text:p>
            <text:list text:style-name="a1680">
              <text:list-item>
                <text:p text:style-name="a1679" text:class-names="" text:cond-style-name=""><text:span text:style-name="a1678" text:class-names=""/></text:p>
              </text:list-item>
            </text:list>
            <text:list text:style-name="a1683">
              <text:list-item>
                <text:p text:style-name="a1682" text:class-names="" text:cond-style-name=""><text:span text:style-name="a1681" text:class-names=""/></text:p>
              </text:list-item>
            </text:list>
          </draw:text-box>
          <svg:title/>
          <svg:desc/>
        </draw:frame>
      </draw:page>
      <draw:page draw:name="Slide39" draw:style-name="a1685" draw:master-page-name="Master1-Layout7-blank-Blank" presentation:presentation-page-layout-name="Master1-PPL7" draw:id="Slide-294">
        <draw:frame draw:id="id134" presentation:style-name="a1688" draw:name="Title 1" svg:x="0in" svg:y="0.17535in" svg:width="10in" svg:height="0.99306in" presentation:class="title" presentation:placeholder="false">
          <draw:text-box>
            <text:p text:style-name="a1687" text:class-names="" text:cond-style-name=""><text:span text:style-name="a1686" text:class-names="">REPEAT ... END REPEAT</text:span></text:p>
          </draw:text-box>
          <svg:title/>
          <svg:desc/>
        </draw:frame>
        <draw:frame draw:id="id135" presentation:style-name="a1731" draw:name="Subtitle 2" svg:x="0in" svg:y="1.32465in" svg:width="13.08696in" svg:height="6.17535in" presentation:class="subtitle" presentation:placeholder="false">
          <draw:text-box>
            <text:p text:style-name="a1690" text:class-names="" text:cond-style-name=""><text:span text:style-name="a1689" text:class-names="">CREATE PROCEDURE p15 ()</text:span></text:p>
            <text:p text:style-name="a1692" text:class-names="" text:cond-style-name=""><text:span text:style-name="a1691" text:class-names="">BEGIN</text:span></text:p>
            <text:p text:style-name="a1694" text:class-names="" text:cond-style-name=""><text:span text:style-name="a1693" text:class-names=""><text:s text:c="2"/>DECLARE v INT;</text:span></text:p>
            <text:p text:style-name="a1696" text:class-names="" text:cond-style-name=""><text:span text:style-name="a1695" text:class-names=""><text:s text:c="2"/>SET v = 0;</text:span></text:p>
            <text:p text:style-name="a1698" text:class-names="" text:cond-style-name=""><text:span text:style-name="a1697" text:class-names=""><text:s text:c="2"/>REPEAT</text:span></text:p>
            <text:p text:style-name="a1700" text:class-names="" text:cond-style-name=""><text:span text:style-name="a1699" text:class-names=""><text:s text:c="4"/>INSERT INTO t VALUES (v);</text:span></text:p>
            <text:p text:style-name="a1702" text:class-names="" text:cond-style-name=""><text:span text:style-name="a1701" text:class-names=""><text:s text:c="4"/>SET v = v + 1;</text:span></text:p>
            <text:p text:style-name="a1704" text:class-names="" text:cond-style-name=""><text:span text:style-name="a1703" text:class-names=""><text:s text:c="4"/>UNTIL v &gt;= 5</text:span></text:p>
            <text:p text:style-name="a1706" text:class-names="" text:cond-style-name=""><text:span text:style-name="a1705" text:class-names=""><text:s text:c="2"/>END REPEAT;</text:span></text:p>
            <text:p text:style-name="a1708" text:class-names="" text:cond-style-name=""><text:span text:style-name="a1707" text:class-names="">END; //</text:span></text:p>
            <text:list text:style-name="a1712">
              <text:list-item>
                <text:p text:style-name="a1711" text:class-names="" text:cond-style-name=""><text:span text:style-name="a1709" text:class-names="">Here's another way of doing a loop, the REPEAT loop. It's doing the same thing as the WHILE loop did, except that it checks the condition after doing the statements, instead of checking the condition before doing the statements, as the WHILE loop did.</text:span><text:span text:style-name="a1710" text:class-names=""/></text:p>
              </text:list-item>
            </text:list>
            <text:p text:style-name="a1714" text:class-names="" text:cond-style-name=""><text:span text:style-name="a1713" text:class-names=""/></text:p>
            <text:p text:style-name="a1716" text:class-names="" text:cond-style-name=""><text:span text:style-name="a1715" text:class-names=""/></text:p>
            <text:p text:style-name="a1718" text:class-names="" text:cond-style-name=""><text:span text:style-name="a1717" text:class-names=""/></text:p>
            <text:p text:style-name="a1720" text:class-names="" text:cond-style-name=""><text:span text:style-name="a1719" text:class-names=""/></text:p>
            <text:p text:style-name="a1722" text:class-names="" text:cond-style-name=""><text:span text:style-name="a1721" text:class-names=""/></text:p>
            <text:p text:style-name="a1724" text:class-names="" text:cond-style-name=""><text:span text:style-name="a1723" text:class-names=""/></text:p>
            <text:list text:style-name="a1727">
              <text:list-item>
                <text:p text:style-name="a1726" text:class-names="" text:cond-style-name=""><text:span text:style-name="a1725" text:class-names=""/></text:p>
              </text:list-item>
            </text:list>
            <text:list text:style-name="a1730">
              <text:list-item>
                <text:p text:style-name="a1729" text:class-names="" text:cond-style-name=""><text:span text:style-name="a172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s" fo:country="I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8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4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1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99"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5.3.2017</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5.3.2017</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5.3.2017</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5.3.2017</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5.3.2017</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5.3.2017</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5.3.2017</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5.3.2017</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5.3.2017</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5.3.2017</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5.3.2017</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5.3.2017</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tored procedures</dc:title>
    <meta:initial-creator>abdel</meta:initial-creator>
    <dc:creator>Abdelaziz Ghazal</dc:creator>
    <meta:creation-date>2016-10-22T22:40:02Z</meta:creation-date>
    <dc:date>2017-03-15T12:20:48Z</dc:date>
    <meta:editing-cycles>51</meta:editing-cycles>
    <meta:editing-duration>PT97975S</meta:editing-duration>
    <meta:document-statistic meta:paragraph-count="447" meta:word-count="799"/>
  </office:meta>
</office:document-meta>
</file>